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25in" text:min-label-width="0.4in" text:list-level-position-and-space-mode="label-alignment">
          <style:list-level-label-alignment text:label-followed-by="listtab" fo:margin-left="0.65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6in" text:list-level-position-and-space-mode="label-alignment">
          <style:list-level-label-alignment text:label-followed-by="listtab" fo:margin-left="0.85in" fo:text-indent="-0.6in"/>
        </style:list-level-properties>
      </text:list-level-style-number>
      <text:list-level-style-number text:level="5" style:num-format="1" text:display-levels="5">
        <style:list-level-properties text:space-before="0.25in" text:min-label-width="0.7in" text:list-level-position-and-space-mode="label-alignment">
          <style:list-level-label-alignment text:label-followed-by="listtab" fo:margin-left="0.95in" fo:text-indent="-0.7in"/>
        </style:list-level-properties>
      </text:list-level-style-number>
      <text:list-level-style-number text:level="6" style:num-format="1" text:display-levels="6">
        <style:list-level-properties text:space-before="0.25in" text:min-label-width="0.8in" text:list-level-position-and-space-mode="label-alignment">
          <style:list-level-label-alignment text:label-followed-by="listtab" fo:margin-left="1.05in" fo:text-indent="-0.8in"/>
        </style:list-level-properties>
      </text:list-level-style-number>
      <text:list-level-style-number text:level="7" style:num-format="1" text:display-levels="7">
        <style:list-level-properties text:space-before="0.25in" text:min-label-width="0.9in" text:list-level-position-and-space-mode="label-alignment">
          <style:list-level-label-alignment text:label-followed-by="listtab" fo:margin-left="1.15in" fo:text-indent="-0.9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1in" text:list-level-position-and-space-mode="label-alignment">
          <style:list-level-label-alignment text:label-followed-by="listtab" fo:margin-left="1.35in" fo:text-indent="-1.1in"/>
        </style:list-level-properties>
      </text:list-level-style-number>
    </text:list-style>
    <text:list-style style:name="LFO4">
      <text:list-level-style-number text:level="1" style:num-suffix=".1.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1">
      <text:list-level-style-number text:level="1"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2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3">
      <text:list-level-style-bullet text:level="1" text:style-name="WW_CharLFO2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2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2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kst" style:master-page-name="MP0" style:family="paragraph">
      <style:paragraph-properties fo:break-before="page" fo:text-align="center" fo:margin-bottom="0in" fo:line-height="100%"/>
      <style:text-properties fo:font-weight="bold" style:font-weight-asian="bold" fo:font-size="20pt" style:font-size-asian="20pt" style:font-size-complex="20pt" fo:language="sr" fo:country="RS"/>
    </style:style>
    <style:style style:name="P8" style:parent-style-name="Tekst" style:family="paragraph">
      <style:paragraph-properties fo:text-align="center" fo:margin-bottom="0in" fo:line-height="100%"/>
    </style:style>
    <style:style style:name="T9" style:parent-style-name="DefaultParagraphFont" style:family="text">
      <style:text-properties fo:font-weight="bold" style:font-weight-asian="bold" fo:font-size="18pt" style:font-size-asian="18pt" style:font-size-complex="18pt"/>
    </style:style>
    <style:style style:name="T10" style:parent-style-name="DefaultParagraphFont" style:family="text">
      <style:text-properties fo:font-weight="bold" style:font-weight-asian="bold" fo:font-size="18pt" style:font-size-asian="18pt" style:font-size-complex="18pt"/>
    </style:style>
    <style:style style:name="T11" style:parent-style-name="DefaultParagraphFont" style:family="text">
      <style:text-properties fo:font-weight="bold" style:font-weight-asian="bold" fo:font-size="18pt" style:font-size-asian="18pt" style:font-size-complex="18pt" fo:language="sr" fo:country="RS"/>
    </style:style>
    <style:style style:name="T12" style:parent-style-name="DefaultParagraphFont" style:family="text">
      <style:text-properties fo:font-weight="bold" style:font-weight-asian="bold" fo:font-size="18pt" style:font-size-asian="18pt" style:font-size-complex="18pt" fo:language="uz" fo:country="UZ"/>
    </style:style>
    <style:style style:name="P13" style:parent-style-name="Tekst" style:family="paragraph">
      <style:paragraph-properties fo:text-align="center" fo:line-height="100%"/>
      <style:text-properties fo:font-weight="bold" style:font-weight-asian="bold" fo:font-size="18pt" style:font-size-asian="18pt" style:font-size-complex="18pt"/>
    </style:style>
    <style:style style:name="P14" style:parent-style-name="Tekst" style:family="paragraph">
      <style:paragraph-properties fo:text-align="center" fo:line-height="100%"/>
    </style:style>
    <style:style style:name="P15" style:parent-style-name="Tekst" style:family="paragraph">
      <style:paragraph-properties fo:text-align="center" fo:line-height="100%"/>
    </style:style>
    <style:style style:name="P16" style:parent-style-name="Tekst" style:family="paragraph">
      <style:paragraph-properties fo:text-align="center" fo:line-height="100%"/>
    </style:style>
    <style:style style:name="P17" style:parent-style-name="Tekst" style:family="paragraph">
      <style:paragraph-properties fo:text-align="center" fo:line-height="100%"/>
    </style:style>
    <style:style style:name="P18" style:parent-style-name="Tekst" style:family="paragraph">
      <style:paragraph-properties fo:text-align="center" fo:line-height="100%"/>
    </style:style>
    <style:style style:name="P19" style:parent-style-name="Tekst" style:family="paragraph">
      <style:paragraph-properties fo:text-align="center" fo:line-height="100%"/>
    </style:style>
    <style:style style:name="P20" style:parent-style-name="Tekst" style:family="paragraph">
      <style:paragraph-properties fo:text-align="center" fo:line-height="100%"/>
    </style:style>
    <style:style style:name="P21" style:parent-style-name="Tekst" style:family="paragraph">
      <style:paragraph-properties fo:text-align="center" fo:line-height="100%"/>
      <style:text-properties fo:font-weight="bold" style:font-weight-asian="bold" style:font-weight-complex="bold" fo:font-size="28pt" style:font-size-asian="28pt" style:font-size-complex="28pt"/>
    </style:style>
    <style:style style:name="P22" style:parent-style-name="Tekst" style:family="paragraph">
      <style:paragraph-properties fo:text-align="center" fo:line-height="100%"/>
      <style:text-properties fo:font-weight="bold" style:font-weight-asian="bold" fo:font-size="20pt" style:font-size-asian="20pt" style:font-size-complex="20pt" fo:language="sr" fo:country="RS"/>
    </style:style>
    <style:style style:name="P23" style:parent-style-name="Normal" style:family="paragraph">
      <style:paragraph-properties fo:text-align="center"/>
    </style:style>
    <style:style style:name="T24" style:parent-style-name="DefaultParagraphFont" style:family="text">
      <style:text-properties fo:font-weight="bold" style:font-weight-asian="bold" fo:font-size="20pt" style:font-size-asian="20pt" style:font-size-complex="20pt" fo:language="sr" fo:country="RS"/>
    </style:style>
    <style:style style:name="P25" style:parent-style-name="Normal" style:family="paragraph">
      <style:paragraph-properties fo:text-align="justify"/>
      <style:text-properties fo:font-weight="bold" style:font-weight-asian="bold" style:font-style-complex="italic"/>
    </style:style>
    <style:style style:name="P26" style:parent-style-name="Normal" style:family="paragraph">
      <style:paragraph-properties fo:text-align="justify"/>
      <style:text-properties fo:font-weight="bold" style:font-weight-asian="bold" style:font-style-complex="italic"/>
    </style:style>
    <style:style style:name="P27" style:parent-style-name="Normal" style:family="paragraph">
      <style:paragraph-properties fo:text-align="justify"/>
      <style:text-properties fo:font-weight="bold" style:font-weight-asian="bold" style:font-style-complex="italic"/>
    </style:style>
    <style:style style:name="P28" style:parent-style-name="Normal" style:family="paragraph">
      <style:paragraph-properties fo:text-align="justify"/>
      <style:text-properties fo:font-weight="bold" style:font-weight-asian="bold" style:font-style-complex="italic"/>
    </style:style>
    <style:style style:name="P29" style:parent-style-name="Normal" style:family="paragraph">
      <style:paragraph-properties fo:text-align="justify"/>
      <style:text-properties fo:font-weight="bold" style:font-weight-asian="bold" style:font-style-complex="italic"/>
    </style:style>
    <style:style style:name="P30" style:parent-style-name="Normal" style:family="paragraph">
      <style:paragraph-properties fo:text-align="justify"/>
      <style:text-properties fo:font-weight="bold" style:font-weight-asian="bold" style:font-style-complex="italic"/>
    </style:style>
    <style:style style:name="P31" style:parent-style-name="Normal" style:family="paragraph">
      <style:paragraph-properties fo:text-align="justify"/>
      <style:text-properties fo:font-weight="bold" style:font-weight-asian="bold" style:font-style-complex="italic"/>
    </style:style>
    <style:style style:name="P32" style:parent-style-name="Tekst" style:family="paragraph">
      <style:paragraph-properties fo:text-align="start" fo:line-height="100%"/>
    </style:style>
    <style:style style:name="P33" style:parent-style-name="Tekst" style:family="paragraph">
      <style:paragraph-properties fo:text-align="start" fo:line-height="100%"/>
    </style:style>
    <style:style style:name="P34" style:parent-style-name="Tekst" style:family="paragraph">
      <style:paragraph-properties fo:text-align="start" fo:line-height="100%"/>
    </style:style>
    <style:style style:name="P35" style:parent-style-name="Tekst" style:family="paragraph">
      <style:paragraph-properties fo:text-align="start" fo:margin-bottom="0in" fo:line-height="100%">
        <style:tab-stops>
          <style:tab-stop style:type="right" style:position="5.75in"/>
        </style:tab-stops>
      </style:paragraph-properties>
    </style:style>
    <style:style style:name="T36" style:parent-style-name="DefaultParagraphFont" style:family="text">
      <style:text-properties fo:font-weight="bold" style:font-weight-asian="bold" fo:font-size="16pt" style:font-size-asian="16pt" style:font-size-complex="16pt" fo:language="sr" fo:country="RS"/>
    </style:style>
    <style:style style:name="T37" style:parent-style-name="DefaultParagraphFont" style:family="text">
      <style:text-properties fo:font-weight="bold" style:font-weight-asian="bold" fo:font-size="16pt" style:font-size-asian="16pt" style:font-size-complex="16pt" fo:language="uz" fo:country="UZ"/>
    </style:style>
    <style:style style:name="T38" style:parent-style-name="DefaultParagraphFont" style:family="text">
      <style:text-properties fo:font-size="16pt" style:font-size-asian="16pt" style:font-size-complex="16pt"/>
    </style:style>
    <style:style style:name="T39" style:parent-style-name="DefaultParagraphFont" style:family="text">
      <style:text-properties fo:font-weight="bold" style:font-weight-asian="bold" fo:font-size="16pt" style:font-size-asian="16pt" style:font-size-complex="16pt" fo:language="sr" fo:country="RS"/>
    </style:style>
    <style:style style:name="T40" style:parent-style-name="DefaultParagraphFont" style:family="text">
      <style:text-properties fo:font-weight="bold" style:font-weight-asian="bold" fo:font-size="16pt" style:font-size-asian="16pt" style:font-size-complex="16pt"/>
    </style:style>
    <style:style style:name="P41" style:parent-style-name="Tekst" style:family="paragraph">
      <style:paragraph-properties fo:text-align="start" fo:margin-bottom="0in" fo:line-height="100%">
        <style:tab-stops>
          <style:tab-stop style:type="right" style:position="5.75in"/>
        </style:tab-stops>
      </style:paragraph-properties>
    </style:style>
    <style:style style:name="T42" style:parent-style-name="DefaultParagraphFont" style:family="text">
      <style:text-properties fo:font-size="16pt" style:font-size-asian="16pt" style:font-size-complex="16pt" fo:language="sr" fo:country="RS"/>
    </style:style>
    <style:style style:name="T43" style:parent-style-name="DefaultParagraphFont" style:family="text">
      <style:text-properties fo:font-size="16pt" style:font-size-asian="16pt" style:font-size-complex="16pt"/>
    </style:style>
    <style:style style:name="T44" style:parent-style-name="DefaultParagraphFont" style:family="text">
      <style:text-properties fo:font-size="16pt" style:font-size-asian="16pt" style:font-size-complex="16pt" fo:language="sr" fo:country="RS"/>
    </style:style>
    <style:style style:name="T45" style:parent-style-name="DefaultParagraphFont" style:family="text">
      <style:text-properties fo:font-size="16pt" style:font-size-asian="16pt" style:font-size-complex="16pt" fo:language="uz" fo:country="UZ"/>
    </style:style>
    <style:style style:name="T46" style:parent-style-name="DefaultParagraphFont" style:family="text">
      <style:text-properties fo:font-size="16pt" style:font-size-asian="16pt" style:font-size-complex="16pt" fo:language="uz" fo:country="UZ"/>
    </style:style>
    <style:style style:name="T47" style:parent-style-name="DefaultParagraphFont" style:family="text">
      <style:text-properties fo:font-size="16pt" style:font-size-asian="16pt" style:font-size-complex="16pt" fo:language="uz" fo:country="UZ"/>
    </style:style>
    <style:style style:name="P48" style:parent-style-name="Tekst" style:family="paragraph">
      <style:paragraph-properties fo:text-align="start" fo:margin-bottom="0in" fo:line-height="100%">
        <style:tab-stops>
          <style:tab-stop style:type="right" style:position="5.75in"/>
        </style:tab-stops>
      </style:paragraph-properties>
    </style:style>
    <style:style style:name="T49" style:parent-style-name="DefaultParagraphFont" style:family="text">
      <style:text-properties fo:font-size="16pt" style:font-size-asian="16pt" style:font-size-complex="16pt" fo:language="uz" fo:country="UZ"/>
    </style:style>
    <style:style style:name="T50" style:parent-style-name="DefaultParagraphFont" style:family="text">
      <style:text-properties fo:font-size="16pt" style:font-size-asian="16pt" style:font-size-complex="16pt" fo:language="sr" fo:country="RS"/>
    </style:style>
    <style:style style:name="T51" style:parent-style-name="DefaultParagraphFont" style:family="text">
      <style:text-properties fo:font-size="16pt" style:font-size-asian="16pt" style:font-size-complex="16pt" fo:language="uz" fo:country="UZ"/>
    </style:style>
    <style:style style:name="P52" style:parent-style-name="Tekst" style:family="paragraph">
      <style:paragraph-properties fo:text-align="end" fo:margin-bottom="0in" fo:line-height="100%">
        <style:tab-stops>
          <style:tab-stop style:type="right" style:position="5.75in"/>
        </style:tab-stops>
      </style:paragraph-properties>
      <style:text-properties fo:font-size="16pt" style:font-size-asian="16pt" style:font-size-complex="16pt" fo:language="sr" fo:country="RS"/>
    </style:style>
    <style:style style:name="P53" style:parent-style-name="Tekst" style:family="paragraph">
      <style:paragraph-properties fo:text-align="end" fo:margin-bottom="0in" fo:line-height="100%">
        <style:tab-stops>
          <style:tab-stop style:type="right" style:position="5.75in"/>
        </style:tab-stops>
      </style:paragraph-properties>
      <style:text-properties fo:font-size="16pt" style:font-size-asian="16pt" style:font-size-complex="16pt" fo:language="sr" fo:country="RS"/>
    </style:style>
    <style:style style:name="P54" style:parent-style-name="Normal" style:master-page-name="MP1" style:family="paragraph">
      <style:paragraph-properties fo:break-before="page" fo:text-align="center" style:page-number="1"/>
      <style:text-properties fo:font-weight="bold" style:font-weight-asian="bold" style:font-weight-complex="bold" fo:font-size="18pt" style:font-size-asian="18pt" style:font-size-complex="18pt"/>
    </style:style>
    <style:style style:name="TableColumn58" style:family="table-column">
      <style:table-column-properties style:column-width="1.6729in"/>
    </style:style>
    <style:style style:name="TableColumn59" style:family="table-column">
      <style:table-column-properties style:column-width="1.6729in"/>
    </style:style>
    <style:style style:name="TableColumn60" style:family="table-column">
      <style:table-column-properties style:column-width="1.6736in"/>
    </style:style>
    <style:style style:name="TableColumn61" style:family="table-column">
      <style:table-column-properties style:column-width="1.6736in"/>
    </style:style>
    <style:style style:name="Table57" style:family="table">
      <style:table-properties style:width="6.693in" fo:margin-left="0in" table:align="left"/>
    </style:style>
    <style:style style:name="TableRow62" style:family="table-row">
      <style:table-row-properties/>
    </style:style>
    <style:style style:name="TableCell63"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64" style:parent-style-name="TableContents" style:family="paragraph">
      <style:text-properties fo:font-weight="bold" style:font-weight-asian="bold" style:font-weight-complex="bold"/>
    </style:style>
    <style:style style:name="TableCell65"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66" style:parent-style-name="TableContents" style:family="paragraph">
      <style:text-properties fo:font-weight="bold" style:font-weight-asian="bold" style:font-weight-complex="bold"/>
    </style:style>
    <style:style style:name="TableCell67"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68" style:parent-style-name="TableContents" style:family="paragraph">
      <style:text-properties fo:font-weight="bold" style:font-weight-asian="bold" style:font-weight-complex="bold"/>
    </style:style>
    <style:style style:name="TableCell69" style:family="table-cell">
      <style:table-cell-properties fo:border="0.0034in solid #000000" style:writing-mode="lr-tb" fo:padding-top="0.0381in" fo:padding-left="0.0375in" fo:padding-bottom="0.0381in" fo:padding-right="0.0381in"/>
    </style:style>
    <style:style style:name="P70" style:parent-style-name="TableContents" style:family="paragraph">
      <style:text-properties fo:font-weight="bold" style:font-weight-asian="bold" style:font-weight-complex="bold"/>
    </style:style>
    <style:style style:name="TableRow71" style:family="table-row">
      <style:table-row-properties/>
    </style:style>
    <style:style style:name="TableCell72"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TableCell73"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TableCell74"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TableCell75" style:family="table-cell">
      <style:table-cell-properties fo:border="0.0034in solid #000000" style:writing-mode="lr-tb" fo:padding-top="0.0381in" fo:padding-left="0.0375in" fo:padding-bottom="0.0381in" fo:padding-right="0.0381in"/>
    </style:style>
    <style:style style:name="T76" style:parent-style-name="DefaultParagraphFont" style:family="text">
      <style:text-properties style:use-window-font-color="true"/>
    </style:style>
    <style:style style:name="P77" style:parent-style-name="TOC1" style:family="paragraph">
      <style:paragraph-properties>
        <style:tab-stops>
          <style:tab-stop style:type="left" style:position="0.3333in"/>
          <style:tab-stop style:type="right" style:leader-style="dotted" style:leader-text="." style:position="6.6812in"/>
        </style:tab-stops>
      </style:paragraph-properties>
    </style:style>
    <style:style style:name="T78" style:parent-style-name="DefaultParagraphFont" style:family="text">
      <style:text-properties style:font-name-asian="MS Mincho" style:font-name-complex="Times New Roman" fo:font-weight="normal" style:font-weight-asian="normal" fo:font-size="11pt" style:font-size-asian="11pt" style:font-size-complex="11pt" fo:language="en" fo:country="US"/>
    </style:style>
    <style:style style:name="P79" style:parent-style-name="TOC2" style:family="paragraph">
      <style:paragraph-properties>
        <style:tab-stops>
          <style:tab-stop style:type="left" style:position="0.5in"/>
          <style:tab-stop style:type="right" style:leader-style="dotted" style:leader-text="." style:position="6.5145in"/>
        </style:tab-stops>
      </style:paragraph-properties>
    </style:style>
    <style:style style:name="T80" style:parent-style-name="DefaultParagraphFont" style:family="text">
      <style:text-properties style:font-name-asian="MS Mincho" style:font-name-complex="Times New Roman" fo:font-weight="normal" style:font-weight-asian="normal" fo:language="en" fo:country="US"/>
    </style:style>
    <style:style style:name="P81" style:parent-style-name="TOC2" style:family="paragraph">
      <style:paragraph-properties>
        <style:tab-stops>
          <style:tab-stop style:type="left" style:position="0.5in"/>
          <style:tab-stop style:type="right" style:leader-style="dotted" style:leader-text="." style:position="6.5145in"/>
        </style:tab-stops>
      </style:paragraph-properties>
    </style:style>
    <style:style style:name="T82" style:parent-style-name="DefaultParagraphFont" style:family="text">
      <style:text-properties style:font-name-asian="MS Mincho" style:font-name-complex="Times New Roman" fo:font-weight="normal" style:font-weight-asian="normal" fo:language="en" fo:country="US"/>
    </style:style>
    <style:style style:name="P83" style:parent-style-name="TOC1" style:family="paragraph">
      <style:paragraph-properties>
        <style:tab-stops>
          <style:tab-stop style:type="left" style:position="0.3333in"/>
          <style:tab-stop style:type="right" style:leader-style="dotted" style:leader-text="." style:position="6.6812in"/>
        </style:tab-stops>
      </style:paragraph-properties>
    </style:style>
    <style:style style:name="T84" style:parent-style-name="DefaultParagraphFont" style:family="text">
      <style:text-properties style:font-name-asian="MS Mincho" style:font-name-complex="Times New Roman" fo:font-weight="normal" style:font-weight-asian="normal" fo:font-size="11pt" style:font-size-asian="11pt" style:font-size-complex="11pt" fo:language="en" fo:country="US"/>
    </style:style>
    <style:style style:name="P85" style:parent-style-name="TOC1" style:family="paragraph">
      <style:paragraph-properties>
        <style:tab-stops>
          <style:tab-stop style:type="left" style:position="0.3333in"/>
          <style:tab-stop style:type="right" style:leader-style="dotted" style:leader-text="." style:position="6.6812in"/>
        </style:tab-stops>
      </style:paragraph-properties>
    </style:style>
    <style:style style:name="T86" style:parent-style-name="DefaultParagraphFont" style:family="text">
      <style:text-properties style:font-name-asian="MS Mincho" style:font-name-complex="Times New Roman" fo:font-weight="normal" style:font-weight-asian="normal" fo:font-size="11pt" style:font-size-asian="11pt" style:font-size-complex="11pt" fo:language="en" fo:country="US"/>
    </style:style>
    <style:style style:name="P87" style:parent-style-name="TOC2" style:family="paragraph">
      <style:paragraph-properties>
        <style:tab-stops>
          <style:tab-stop style:type="left" style:position="0.5in"/>
          <style:tab-stop style:type="right" style:leader-style="dotted" style:leader-text="." style:position="6.5145in"/>
        </style:tab-stops>
      </style:paragraph-properties>
    </style:style>
    <style:style style:name="T88" style:parent-style-name="DefaultParagraphFont" style:family="text">
      <style:text-properties style:font-name-asian="MS Mincho" style:font-name-complex="Times New Roman" fo:font-weight="normal" style:font-weight-asian="normal" fo:language="en" fo:country="US"/>
    </style:style>
    <style:style style:name="P89" style:parent-style-name="TOC2" style:family="paragraph">
      <style:paragraph-properties>
        <style:tab-stops>
          <style:tab-stop style:type="left" style:position="0.5in"/>
          <style:tab-stop style:type="right" style:leader-style="dotted" style:leader-text="." style:position="6.5145in"/>
        </style:tab-stops>
      </style:paragraph-properties>
    </style:style>
    <style:style style:name="T90" style:parent-style-name="DefaultParagraphFont" style:family="text">
      <style:text-properties style:font-name-asian="MS Mincho" style:font-name-complex="Times New Roman" fo:font-weight="normal" style:font-weight-asian="normal" fo:language="en" fo:country="US"/>
    </style:style>
    <style:style style:name="P91" style:parent-style-name="TOC2" style:family="paragraph">
      <style:paragraph-properties>
        <style:tab-stops>
          <style:tab-stop style:type="left" style:position="0.5in"/>
          <style:tab-stop style:type="right" style:leader-style="dotted" style:leader-text="." style:position="6.5145in"/>
        </style:tab-stops>
      </style:paragraph-properties>
    </style:style>
    <style:style style:name="T92" style:parent-style-name="DefaultParagraphFont" style:family="text">
      <style:text-properties style:font-name-asian="MS Mincho" style:font-name-complex="Times New Roman" fo:font-weight="normal" style:font-weight-asian="normal" fo:language="en" fo:country="US"/>
    </style:style>
    <style:style style:name="P93" style:parent-style-name="TOC1" style:family="paragraph">
      <style:paragraph-properties>
        <style:tab-stops>
          <style:tab-stop style:type="left" style:position="0.3333in"/>
          <style:tab-stop style:type="right" style:leader-style="dotted" style:leader-text="." style:position="6.6812in"/>
        </style:tab-stops>
      </style:paragraph-properties>
    </style:style>
    <style:style style:name="T94" style:parent-style-name="DefaultParagraphFont" style:family="text">
      <style:text-properties style:font-name-asian="MS Mincho" style:font-name-complex="Times New Roman" fo:font-size="11pt" style:font-size-asian="11pt" style:font-size-complex="11pt" fo:language="en" fo:country="US"/>
    </style:style>
    <style:style style:name="P95" style:parent-style-name="TOC2" style:family="paragraph">
      <style:paragraph-properties>
        <style:tab-stops>
          <style:tab-stop style:type="left" style:position="0.5in"/>
          <style:tab-stop style:type="right" style:leader-style="dotted" style:leader-text="." style:position="6.5145in"/>
        </style:tab-stops>
      </style:paragraph-properties>
    </style:style>
    <style:style style:name="T96" style:parent-style-name="DefaultParagraphFont" style:family="text">
      <style:text-properties style:font-name-asian="MS Mincho" style:font-name-complex="Times New Roman" fo:language="en" fo:country="US"/>
    </style:style>
    <style:style style:name="P97" style:parent-style-name="TOC2" style:family="paragraph">
      <style:paragraph-properties>
        <style:tab-stops>
          <style:tab-stop style:type="left" style:position="0.5in"/>
          <style:tab-stop style:type="right" style:leader-style="dotted" style:leader-text="." style:position="6.5145in"/>
        </style:tab-stops>
      </style:paragraph-properties>
    </style:style>
    <style:style style:name="T98" style:parent-style-name="DefaultParagraphFont" style:family="text">
      <style:text-properties style:font-name-asian="MS Mincho" style:font-name-complex="Times New Roman" fo:language="en" fo:country="US"/>
    </style:style>
    <style:style style:name="P99" style:parent-style-name="TOC2" style:family="paragraph">
      <style:paragraph-properties>
        <style:tab-stops>
          <style:tab-stop style:type="left" style:position="0.5in"/>
          <style:tab-stop style:type="right" style:leader-style="dotted" style:leader-text="." style:position="6.5145in"/>
        </style:tab-stops>
      </style:paragraph-properties>
    </style:style>
    <style:style style:name="T100" style:parent-style-name="DefaultParagraphFont" style:family="text">
      <style:text-properties style:font-name-asian="MS Mincho" style:font-name-complex="Times New Roman" fo:language="en" fo:country="US"/>
    </style:style>
    <style:style style:name="P101" style:parent-style-name="TOC3" style:family="paragraph">
      <style:paragraph-properties>
        <style:tab-stops>
          <style:tab-stop style:type="left" style:position="0.5in"/>
          <style:tab-stop style:type="right" style:leader-style="dotted" style:leader-text="." style:position="6.3479in"/>
        </style:tab-stops>
      </style:paragraph-properties>
    </style:style>
    <style:style style:name="T102" style:parent-style-name="Hyperlink" style:family="text">
      <style:text-properties fo:font-weight="bold" style:font-weight-asian="bold"/>
    </style:style>
    <style:style style:name="T103" style:parent-style-name="DefaultParagraphFont" style:family="text">
      <style:text-properties style:font-name-asian="MS Mincho" style:font-name-complex="Times New Roman" fo:font-weight="bold" style:font-weight-asian="bold" fo:language="en" fo:country="US"/>
    </style:style>
    <style:style style:name="T104" style:parent-style-name="Hyperlink" style:family="text">
      <style:text-properties fo:font-weight="bold" style:font-weight-asian="bold"/>
    </style:style>
    <style:style style:name="T105" style:parent-style-name="DefaultParagraphFont" style:family="text">
      <style:text-properties fo:font-weight="bold" style:font-weight-asian="bold"/>
    </style:style>
    <style:style style:name="T106" style:parent-style-name="DefaultParagraphFont" style:family="text">
      <style:text-properties fo:font-weight="bold" style:font-weight-asian="bold"/>
    </style:style>
    <style:style style:name="P107" style:parent-style-name="TOC3" style:family="paragraph">
      <style:paragraph-properties>
        <style:tab-stops>
          <style:tab-stop style:type="left" style:position="0.5in"/>
          <style:tab-stop style:type="right" style:leader-style="dotted" style:leader-text="." style:position="6.3479in"/>
        </style:tab-stops>
      </style:paragraph-properties>
    </style:style>
    <style:style style:name="T108" style:parent-style-name="Hyperlink" style:family="text">
      <style:text-properties fo:font-weight="bold" style:font-weight-asian="bold"/>
    </style:style>
    <style:style style:name="T109" style:parent-style-name="DefaultParagraphFont" style:family="text">
      <style:text-properties style:font-name-asian="MS Mincho" style:font-name-complex="Times New Roman" fo:font-weight="bold" style:font-weight-asian="bold" fo:language="en" fo:country="US"/>
    </style:style>
    <style:style style:name="T110" style:parent-style-name="Hyperlink" style:family="text">
      <style:text-properties fo:font-weight="bold" style:font-weight-asian="bold"/>
    </style:style>
    <style:style style:name="T111" style:parent-style-name="DefaultParagraphFont" style:family="text">
      <style:text-properties fo:font-weight="bold" style:font-weight-asian="bold"/>
    </style:style>
    <style:style style:name="T112" style:parent-style-name="DefaultParagraphFont" style:family="text">
      <style:text-properties fo:font-weight="bold" style:font-weight-asian="bold"/>
    </style:style>
    <style:style style:name="P113" style:parent-style-name="TOC2" style:family="paragraph">
      <style:paragraph-properties>
        <style:tab-stops>
          <style:tab-stop style:type="left" style:position="0.5in"/>
          <style:tab-stop style:type="right" style:leader-style="dotted" style:leader-text="." style:position="6.5145in"/>
        </style:tab-stops>
      </style:paragraph-properties>
    </style:style>
    <style:style style:name="T114" style:parent-style-name="DefaultParagraphFont" style:family="text">
      <style:text-properties style:font-name-asian="MS Mincho" style:font-name-complex="Times New Roman" fo:language="en" fo:country="US"/>
    </style:style>
    <style:style style:name="P115" style:parent-style-name="TOC3" style:family="paragraph">
      <style:paragraph-properties>
        <style:tab-stops>
          <style:tab-stop style:type="left" style:position="0.5in"/>
          <style:tab-stop style:type="right" style:leader-style="dotted" style:leader-text="." style:position="6.3479in"/>
        </style:tab-stops>
      </style:paragraph-properties>
    </style:style>
    <style:style style:name="T116" style:parent-style-name="Hyperlink" style:family="text">
      <style:text-properties fo:font-weight="bold" style:font-weight-asian="bold"/>
    </style:style>
    <style:style style:name="T117" style:parent-style-name="DefaultParagraphFont" style:family="text">
      <style:text-properties style:font-name-asian="MS Mincho" style:font-name-complex="Times New Roman" fo:font-weight="bold" style:font-weight-asian="bold" fo:language="en" fo:country="US"/>
    </style:style>
    <style:style style:name="T118" style:parent-style-name="Hyperlink" style:family="text">
      <style:text-properties fo:font-weight="bold" style:font-weight-asian="bold"/>
    </style:style>
    <style:style style:name="T119" style:parent-style-name="DefaultParagraphFont" style:family="text">
      <style:text-properties fo:font-weight="bold" style:font-weight-asian="bold"/>
    </style:style>
    <style:style style:name="T120" style:parent-style-name="DefaultParagraphFont" style:family="text">
      <style:text-properties fo:font-weight="bold" style:font-weight-asian="bold"/>
    </style:style>
    <style:style style:name="P121" style:parent-style-name="TOC3" style:family="paragraph">
      <style:paragraph-properties>
        <style:tab-stops>
          <style:tab-stop style:type="left" style:position="0.5in"/>
          <style:tab-stop style:type="right" style:leader-style="dotted" style:leader-text="." style:position="6.3479in"/>
        </style:tab-stops>
      </style:paragraph-properties>
    </style:style>
    <style:style style:name="T122" style:parent-style-name="Hyperlink" style:family="text">
      <style:text-properties fo:font-weight="bold" style:font-weight-asian="bold"/>
    </style:style>
    <style:style style:name="T123" style:parent-style-name="DefaultParagraphFont" style:family="text">
      <style:text-properties style:font-name-asian="MS Mincho" style:font-name-complex="Times New Roman" fo:font-weight="bold" style:font-weight-asian="bold" fo:language="en" fo:country="US"/>
    </style:style>
    <style:style style:name="T124" style:parent-style-name="Hyperlink" style:family="text">
      <style:text-properties fo:font-weight="bold" style:font-weight-asian="bold"/>
    </style:style>
    <style:style style:name="T125" style:parent-style-name="DefaultParagraphFont" style:family="text">
      <style:text-properties fo:font-weight="bold" style:font-weight-asian="bold"/>
    </style:style>
    <style:style style:name="T126" style:parent-style-name="DefaultParagraphFont" style:family="text">
      <style:text-properties fo:font-weight="bold" style:font-weight-asian="bold"/>
    </style:style>
    <style:style style:name="P127" style:parent-style-name="TOC3" style:family="paragraph">
      <style:paragraph-properties>
        <style:tab-stops>
          <style:tab-stop style:type="left" style:position="0.5in"/>
          <style:tab-stop style:type="right" style:leader-style="dotted" style:leader-text="." style:position="6.3479in"/>
        </style:tab-stops>
      </style:paragraph-properties>
    </style:style>
    <style:style style:name="T128" style:parent-style-name="Hyperlink" style:family="text">
      <style:text-properties fo:font-weight="bold" style:font-weight-asian="bold"/>
    </style:style>
    <style:style style:name="T129" style:parent-style-name="DefaultParagraphFont" style:family="text">
      <style:text-properties style:font-name-asian="MS Mincho" style:font-name-complex="Times New Roman" fo:font-weight="bold" style:font-weight-asian="bold" fo:language="en" fo:country="US"/>
    </style:style>
    <style:style style:name="T130" style:parent-style-name="Hyperlink" style:family="text">
      <style:text-properties fo:font-weight="bold" style:font-weight-asian="bold"/>
    </style:style>
    <style:style style:name="T131" style:parent-style-name="DefaultParagraphFont" style:family="text">
      <style:text-properties fo:font-weight="bold" style:font-weight-asian="bold"/>
    </style:style>
    <style:style style:name="T132" style:parent-style-name="DefaultParagraphFont" style:family="text">
      <style:text-properties fo:font-weight="bold" style:font-weight-asian="bold"/>
    </style:style>
    <style:style style:name="P133" style:parent-style-name="TOC3" style:family="paragraph">
      <style:paragraph-properties>
        <style:tab-stops>
          <style:tab-stop style:type="left" style:position="0.5in"/>
          <style:tab-stop style:type="right" style:leader-style="dotted" style:leader-text="." style:position="6.3479in"/>
        </style:tab-stops>
      </style:paragraph-properties>
    </style:style>
    <style:style style:name="T134" style:parent-style-name="Hyperlink" style:family="text">
      <style:text-properties fo:font-weight="bold" style:font-weight-asian="bold"/>
    </style:style>
    <style:style style:name="T135" style:parent-style-name="DefaultParagraphFont" style:family="text">
      <style:text-properties style:font-name-asian="MS Mincho" style:font-name-complex="Times New Roman" fo:font-weight="bold" style:font-weight-asian="bold" fo:language="en" fo:country="US"/>
    </style:style>
    <style:style style:name="T136" style:parent-style-name="Hyperlink" style:family="text">
      <style:text-properties fo:font-weight="bold" style:font-weight-asian="bold"/>
    </style:style>
    <style:style style:name="T137" style:parent-style-name="DefaultParagraphFont" style:family="text">
      <style:text-properties fo:font-weight="bold" style:font-weight-asian="bold"/>
    </style:style>
    <style:style style:name="T138" style:parent-style-name="DefaultParagraphFont" style:family="text">
      <style:text-properties fo:font-weight="bold" style:font-weight-asian="bold"/>
    </style:style>
    <style:style style:name="P139" style:parent-style-name="TOC3" style:family="paragraph">
      <style:paragraph-properties>
        <style:tab-stops>
          <style:tab-stop style:type="left" style:position="0.5in"/>
          <style:tab-stop style:type="right" style:leader-style="dotted" style:leader-text="." style:position="6.3479in"/>
        </style:tab-stops>
      </style:paragraph-properties>
    </style:style>
    <style:style style:name="T140" style:parent-style-name="Hyperlink" style:family="text">
      <style:text-properties fo:font-weight="bold" style:font-weight-asian="bold"/>
    </style:style>
    <style:style style:name="T141" style:parent-style-name="DefaultParagraphFont" style:family="text">
      <style:text-properties style:font-name-asian="MS Mincho" style:font-name-complex="Times New Roman" fo:font-weight="bold" style:font-weight-asian="bold" fo:language="en" fo:country="US"/>
    </style:style>
    <style:style style:name="T142" style:parent-style-name="Hyperlink" style:family="text">
      <style:text-properties fo:font-weight="bold" style:font-weight-asian="bold"/>
    </style:style>
    <style:style style:name="T143" style:parent-style-name="DefaultParagraphFont" style:family="text">
      <style:text-properties fo:font-weight="bold" style:font-weight-asian="bold"/>
    </style:style>
    <style:style style:name="T144" style:parent-style-name="DefaultParagraphFont" style:family="text">
      <style:text-properties fo:font-weight="bold" style:font-weight-asian="bold"/>
    </style:style>
    <style:style style:name="P145" style:parent-style-name="TOC3" style:family="paragraph">
      <style:paragraph-properties>
        <style:tab-stops>
          <style:tab-stop style:type="left" style:position="0.5in"/>
          <style:tab-stop style:type="right" style:leader-style="dotted" style:leader-text="." style:position="6.3479in"/>
        </style:tab-stops>
      </style:paragraph-properties>
    </style:style>
    <style:style style:name="T146" style:parent-style-name="Hyperlink" style:family="text">
      <style:text-properties fo:font-weight="bold" style:font-weight-asian="bold"/>
    </style:style>
    <style:style style:name="T147" style:parent-style-name="DefaultParagraphFont" style:family="text">
      <style:text-properties style:font-name-asian="MS Mincho" style:font-name-complex="Times New Roman" fo:font-weight="bold" style:font-weight-asian="bold" fo:language="en" fo:country="US"/>
    </style:style>
    <style:style style:name="T148" style:parent-style-name="Hyperlink" style:family="text">
      <style:text-properties fo:font-weight="bold" style:font-weight-asian="bold"/>
    </style:style>
    <style:style style:name="T149" style:parent-style-name="DefaultParagraphFont" style:family="text">
      <style:text-properties fo:font-weight="bold" style:font-weight-asian="bold"/>
    </style:style>
    <style:style style:name="T150" style:parent-style-name="DefaultParagraphFont" style:family="text">
      <style:text-properties fo:font-weight="bold" style:font-weight-asian="bold"/>
    </style:style>
    <style:style style:name="P151" style:parent-style-name="TOC2" style:family="paragraph">
      <style:paragraph-properties>
        <style:tab-stops>
          <style:tab-stop style:type="left" style:position="0.5in"/>
          <style:tab-stop style:type="right" style:leader-style="dotted" style:leader-text="." style:position="6.5145in"/>
        </style:tab-stops>
      </style:paragraph-properties>
    </style:style>
    <style:style style:name="T152" style:parent-style-name="DefaultParagraphFont" style:family="text">
      <style:text-properties style:font-name-asian="MS Mincho" style:font-name-complex="Times New Roman" fo:language="en" fo:country="US"/>
    </style:style>
    <style:style style:name="P153" style:parent-style-name="TOC3" style:family="paragraph">
      <style:paragraph-properties>
        <style:tab-stops>
          <style:tab-stop style:type="left" style:position="0.5in"/>
          <style:tab-stop style:type="right" style:leader-style="dotted" style:leader-text="." style:position="6.3479in"/>
        </style:tab-stops>
      </style:paragraph-properties>
    </style:style>
    <style:style style:name="T154" style:parent-style-name="Hyperlink" style:family="text">
      <style:text-properties fo:font-weight="bold" style:font-weight-asian="bold"/>
    </style:style>
    <style:style style:name="T155" style:parent-style-name="DefaultParagraphFont" style:family="text">
      <style:text-properties style:font-name-asian="MS Mincho" style:font-name-complex="Times New Roman" fo:font-weight="bold" style:font-weight-asian="bold" fo:language="en" fo:country="US"/>
    </style:style>
    <style:style style:name="T156" style:parent-style-name="Hyperlink" style:family="text">
      <style:text-properties fo:font-weight="bold" style:font-weight-asian="bold"/>
    </style:style>
    <style:style style:name="T157" style:parent-style-name="DefaultParagraphFont" style:family="text">
      <style:text-properties fo:font-weight="bold" style:font-weight-asian="bold"/>
    </style:style>
    <style:style style:name="T158" style:parent-style-name="DefaultParagraphFont" style:family="text">
      <style:text-properties fo:font-weight="bold" style:font-weight-asian="bold"/>
    </style:style>
    <style:style style:name="P159" style:parent-style-name="TOC3" style:family="paragraph">
      <style:paragraph-properties>
        <style:tab-stops>
          <style:tab-stop style:type="left" style:position="0.5in"/>
          <style:tab-stop style:type="right" style:leader-style="dotted" style:leader-text="." style:position="6.3479in"/>
        </style:tab-stops>
      </style:paragraph-properties>
    </style:style>
    <style:style style:name="T160" style:parent-style-name="Hyperlink" style:family="text">
      <style:text-properties fo:font-weight="bold" style:font-weight-asian="bold"/>
    </style:style>
    <style:style style:name="T161" style:parent-style-name="DefaultParagraphFont" style:family="text">
      <style:text-properties style:font-name-asian="MS Mincho" style:font-name-complex="Times New Roman" fo:font-weight="bold" style:font-weight-asian="bold" fo:language="en" fo:country="US"/>
    </style:style>
    <style:style style:name="T162" style:parent-style-name="Hyperlink" style:family="text">
      <style:text-properties fo:font-weight="bold" style:font-weight-asian="bold"/>
    </style:style>
    <style:style style:name="T163" style:parent-style-name="DefaultParagraphFont" style:family="text">
      <style:text-properties fo:font-weight="bold" style:font-weight-asian="bold"/>
    </style:style>
    <style:style style:name="T164" style:parent-style-name="DefaultParagraphFont" style:family="text">
      <style:text-properties fo:font-weight="bold" style:font-weight-asian="bold"/>
    </style:style>
    <style:style style:name="P165" style:parent-style-name="TOC1" style:family="paragraph">
      <style:paragraph-properties>
        <style:tab-stops>
          <style:tab-stop style:type="left" style:position="0.3333in"/>
          <style:tab-stop style:type="right" style:leader-style="dotted" style:leader-text="." style:position="6.6812in"/>
        </style:tab-stops>
      </style:paragraph-properties>
    </style:style>
    <style:style style:name="T166" style:parent-style-name="DefaultParagraphFont" style:family="text">
      <style:text-properties style:font-name-asian="MS Mincho" style:font-name-complex="Times New Roman" fo:font-size="11pt" style:font-size-asian="11pt" style:font-size-complex="11pt" fo:language="en" fo:country="US"/>
    </style:style>
    <style:style style:name="P167" style:parent-style-name="TOC1" style:family="paragraph">
      <style:paragraph-properties>
        <style:tab-stops>
          <style:tab-stop style:type="left" style:position="0.3333in"/>
          <style:tab-stop style:type="right" style:leader-style="dotted" style:leader-text="." style:position="6.6812in"/>
        </style:tab-stops>
      </style:paragraph-properties>
    </style:style>
    <style:style style:name="T168" style:parent-style-name="DefaultParagraphFont" style:family="text">
      <style:text-properties style:font-name-asian="MS Mincho" style:font-name-complex="Times New Roman" fo:font-size="11pt" style:font-size-asian="11pt" style:font-size-complex="11pt" fo:language="en" fo:country="US"/>
    </style:style>
    <style:style style:name="P169" style:parent-style-name="TOC1" style:family="paragraph">
      <style:paragraph-properties>
        <style:tab-stops>
          <style:tab-stop style:type="left" style:position="0.3333in"/>
          <style:tab-stop style:type="right" style:leader-style="dotted" style:leader-text="." style:position="6.6812in"/>
        </style:tab-stops>
      </style:paragraph-properties>
    </style:style>
    <style:style style:name="T170" style:parent-style-name="DefaultParagraphFont" style:family="text">
      <style:text-properties style:font-name-asian="MS Mincho" style:font-name-complex="Times New Roman" fo:font-size="11pt" style:font-size-asian="11pt" style:font-size-complex="11pt" fo:language="en" fo:country="US"/>
    </style:style>
    <style:style style:name="P171" style:parent-style-name="TOC2" style:family="paragraph">
      <style:paragraph-properties>
        <style:tab-stops>
          <style:tab-stop style:type="left" style:position="0.5in"/>
          <style:tab-stop style:type="right" style:leader-style="dotted" style:leader-text="." style:position="6.5145in"/>
        </style:tab-stops>
      </style:paragraph-properties>
    </style:style>
    <style:style style:name="T172" style:parent-style-name="DefaultParagraphFont" style:family="text">
      <style:text-properties style:font-name-asian="MS Mincho" style:font-name-complex="Times New Roman" fo:language="en" fo:country="US"/>
    </style:style>
    <style:style style:name="P173" style:parent-style-name="TOC2" style:family="paragraph">
      <style:paragraph-properties>
        <style:tab-stops>
          <style:tab-stop style:type="left" style:position="0.5in"/>
          <style:tab-stop style:type="right" style:leader-style="dotted" style:leader-text="." style:position="6.5145in"/>
        </style:tab-stops>
      </style:paragraph-properties>
    </style:style>
    <style:style style:name="T174" style:parent-style-name="DefaultParagraphFont" style:family="text">
      <style:text-properties style:font-name-asian="MS Mincho" style:font-name-complex="Times New Roman" fo:language="en" fo:country="US"/>
    </style:style>
    <style:style style:name="P175" style:parent-style-name="TOC1" style:family="paragraph">
      <style:paragraph-properties>
        <style:tab-stops>
          <style:tab-stop style:type="left" style:position="0.3333in"/>
          <style:tab-stop style:type="right" style:leader-style="dotted" style:leader-text="." style:position="6.6812in"/>
        </style:tab-stops>
      </style:paragraph-properties>
    </style:style>
    <style:style style:name="T176" style:parent-style-name="DefaultParagraphFont" style:family="text">
      <style:text-properties style:font-name-asian="MS Mincho" style:font-name-complex="Times New Roman" fo:font-size="11pt" style:font-size-asian="11pt" style:font-size-complex="11pt" fo:language="en" fo:country="US"/>
    </style:style>
    <style:style style:name="P177" style:parent-style-name="TOC1" style:family="paragraph">
      <style:paragraph-properties>
        <style:tab-stops>
          <style:tab-stop style:type="left" style:position="0.3333in"/>
          <style:tab-stop style:type="right" style:leader-style="dotted" style:leader-text="." style:position="6.6812in"/>
        </style:tab-stops>
      </style:paragraph-properties>
    </style:style>
    <style:style style:name="T178" style:parent-style-name="DefaultParagraphFont" style:family="text">
      <style:text-properties style:font-name-asian="MS Mincho" style:font-name-complex="Times New Roman" fo:font-size="11pt" style:font-size-asian="11pt" style:font-size-complex="11pt" fo:language="en" fo:country="US"/>
    </style:style>
    <style:style style:name="P179" style:parent-style-name="Normal" style:family="paragraph">
      <style:paragraph-properties>
        <style:tab-stops>
          <style:tab-stop style:type="left" style:position="3.8347in"/>
        </style:tab-stops>
      </style:paragraph-properties>
    </style:style>
    <style:style style:name="P180" style:parent-style-name="Heading1" style:list-style-name="LFO3" style:family="paragraph">
      <style:paragraph-properties fo:break-before="auto" fo:text-align="start" fo:margin-top="0.1666in" fo:margin-bottom="0.0833in" fo:margin-left="0in" fo:text-indent="0in">
        <style:tab-stops/>
      </style:paragraph-properties>
    </style:style>
    <style:style style:name="P181" style:parent-style-name="Heading2" style:list-style-name="LFO3" style:family="paragraph">
      <style:paragraph-properties fo:text-align="start" fo:margin-left="0in" fo:text-indent="0in">
        <style:tab-stops/>
      </style:paragraph-properties>
    </style:style>
    <style:style style:name="T182" style:parent-style-name="DefaultParagraphFont" style:family="text">
      <style:text-properties fo:font-style="italic" style:font-style-asian="italic" style:font-style-complex="italic"/>
    </style:style>
    <style:style style:name="T183" style:parent-style-name="DefaultParagraphFont" style:family="text">
      <style:text-properties fo:font-style="italic" style:font-style-asian="italic" style:font-style-complex="italic"/>
    </style:style>
    <style:style style:name="T184" style:parent-style-name="DefaultParagraphFont" style:family="text">
      <style:text-properties fo:font-style="italic" style:font-style-asian="italic" style:font-style-complex="italic"/>
    </style:style>
    <style:style style:name="T185" style:parent-style-name="DefaultParagraphFont" style:family="text">
      <style:text-properties fo:font-style="italic" style:font-style-asian="italic" style:font-style-complex="italic"/>
    </style:style>
    <style:style style:name="P186" style:parent-style-name="BodyText" style:family="paragraph">
      <style:paragraph-properties fo:text-indent="0.5in"/>
    </style:style>
    <style:style style:name="T187" style:parent-style-name="DefaultParagraphFont" style:family="text">
      <style:text-properties fo:font-style="italic" style:font-style-asian="italic" style:font-style-complex="italic"/>
    </style:style>
    <style:style style:name="P188" style:parent-style-name="Heading2" style:list-style-name="LFO3" style:family="paragraph">
      <style:paragraph-properties fo:text-align="start" fo:margin-left="0in" fo:text-indent="0in">
        <style:tab-stops/>
      </style:paragraph-properties>
    </style:style>
    <style:style style:name="P189" style:parent-style-name="Heading1" style:list-style-name="LFO3" style:family="paragraph">
      <style:paragraph-properties fo:break-before="auto" fo:text-align="start" fo:margin-top="0.1666in" fo:margin-bottom="0.0833in" fo:margin-left="0in" fo:text-indent="0in">
        <style:tab-stops>
          <style:tab-stop style:type="center" style:position="0.5in"/>
        </style:tab-stops>
      </style:paragraph-properties>
    </style:style>
    <style:style style:name="P190" style:parent-style-name="BodyText" style:family="paragraph">
      <style:paragraph-properties>
        <style:tab-stops>
          <style:tab-stop style:type="left" style:position="0in"/>
        </style:tab-stops>
      </style:paragraph-properties>
    </style:style>
    <style:style style:name="P191" style:parent-style-name="BodyText" style:family="paragraph">
      <style:paragraph-properties>
        <style:tab-stops>
          <style:tab-stop style:type="left" style:position="0in"/>
        </style:tab-stops>
      </style:paragraph-properties>
    </style:style>
    <style:style style:name="P192" style:parent-style-name="BodyText" style:family="paragraph">
      <style:paragraph-properties>
        <style:tab-stops>
          <style:tab-stop style:type="left" style:position="0in"/>
        </style:tab-stops>
      </style:paragraph-properties>
    </style:style>
    <style:style style:name="T193" style:parent-style-name="DefaultParagraphFont" style:family="text">
      <style:text-properties fo:font-style="italic" style:font-style-asian="italic" style:font-style-complex="italic"/>
    </style:style>
    <style:style style:name="T194" style:parent-style-name="DefaultParagraphFont" style:family="text">
      <style:text-properties fo:font-style="italic" style:font-style-asian="italic" style:font-style-complex="italic"/>
    </style:style>
    <style:style style:name="T195" style:parent-style-name="DefaultParagraphFont" style:family="text">
      <style:text-properties fo:font-style="italic" style:font-style-asian="italic" style:font-style-complex="italic"/>
    </style:style>
    <style:style style:name="T196" style:parent-style-name="DefaultParagraphFont" style:family="text">
      <style:text-properties fo:font-style="italic" style:font-style-asian="italic" style:font-style-complex="italic"/>
    </style:style>
    <style:style style:name="T197" style:parent-style-name="DefaultParagraphFont" style:family="text">
      <style:text-properties fo:font-style="italic" style:font-style-asian="italic" style:font-style-complex="italic"/>
    </style:style>
    <style:style style:name="T198" style:parent-style-name="DefaultParagraphFont" style:family="text">
      <style:text-properties fo:font-style="italic" style:font-style-asian="italic" style:font-style-complex="italic"/>
    </style:style>
    <style:style style:name="T199" style:parent-style-name="DefaultParagraphFont" style:family="text">
      <style:text-properties fo:font-style="italic" style:font-style-asian="italic" style:font-style-complex="italic"/>
    </style:style>
    <style:style style:name="T200" style:parent-style-name="DefaultParagraphFont" style:family="text">
      <style:text-properties fo:font-style="italic" style:font-style-asian="italic" style:font-style-complex="italic"/>
    </style:style>
    <style:style style:name="P201" style:parent-style-name="BodyText" style:family="paragraph">
      <style:paragraph-properties>
        <style:tab-stops>
          <style:tab-stop style:type="left" style:position="0in"/>
        </style:tab-stops>
      </style:paragraph-properties>
    </style:style>
    <style:style style:name="P202" style:parent-style-name="Heading1" style:list-style-name="LFO3" style:family="paragraph">
      <style:paragraph-properties fo:break-before="auto" fo:text-align="start" fo:margin-top="0.1666in" fo:margin-bottom="0.0833in" fo:margin-left="0in" fo:text-indent="0in">
        <style:tab-stops/>
      </style:paragraph-properties>
    </style:style>
    <style:style style:name="P203" style:parent-style-name="Heading2" style:list-style-name="LFO3" style:family="paragraph">
      <style:paragraph-properties fo:text-align="start" fo:margin-left="0in" fo:text-indent="0in">
        <style:tab-stops/>
      </style:paragraph-properties>
    </style:style>
    <style:style style:name="P204" style:parent-style-name="Heading2" style:list-style-name="LFO3" style:family="paragraph">
      <style:paragraph-properties fo:text-align="start" fo:margin-left="0in" fo:text-indent="0in">
        <style:tab-stops/>
      </style:paragraph-properties>
    </style:style>
    <style:style style:name="P205" style:parent-style-name="BodyText" style:family="paragraph">
      <style:paragraph-properties fo:margin-bottom="0in"/>
    </style:style>
    <style:style style:name="P206" style:parent-style-name="BodyText" style:family="paragraph">
      <style:paragraph-properties fo:margin-bottom="0in" fo:text-indent="0.25in"/>
    </style:style>
    <style:style style:name="P207" style:parent-style-name="BodyText" style:list-style-name="LFO30" style:family="paragraph">
      <style:paragraph-properties fo:margin-bottom="0in" fo:line-height="100%"/>
    </style:style>
    <style:style style:name="P208" style:parent-style-name="BodyText" style:list-style-name="LFO30" style:family="paragraph">
      <style:paragraph-properties fo:margin-bottom="0in" fo:line-height="100%"/>
    </style:style>
    <style:style style:name="P209" style:parent-style-name="BodyText" style:list-style-name="LFO30" style:family="paragraph">
      <style:paragraph-properties fo:margin-bottom="0in" fo:line-height="100%"/>
    </style:style>
    <style:style style:name="P210" style:parent-style-name="BodyText" style:list-style-name="LFO30" style:family="paragraph">
      <style:paragraph-properties fo:margin-bottom="0in" fo:line-height="100%"/>
    </style:style>
    <style:style style:name="P211" style:parent-style-name="Heading2" style:list-style-name="LFO3" style:family="paragraph">
      <style:paragraph-properties fo:text-align="start" fo:margin-left="0in" fo:text-indent="0in">
        <style:tab-stops/>
      </style:paragraph-properties>
    </style:style>
    <style:style style:name="P212" style:parent-style-name="Heading1" style:list-style-name="LFO3" style:family="paragraph">
      <style:paragraph-properties fo:break-before="auto" fo:text-align="start" fo:margin-top="0.1666in" fo:margin-bottom="0.0833in" fo:margin-left="0in" fo:text-indent="0in">
        <style:tab-stops/>
      </style:paragraph-properties>
    </style:style>
    <style:style style:name="P213" style:parent-style-name="Heading2" style:list-style-name="LFO3" style:family="paragraph">
      <style:paragraph-properties fo:text-align="start" fo:margin-left="0in" fo:text-indent="0in">
        <style:tab-stops/>
      </style:paragraph-properties>
    </style:style>
    <style:style style:name="P214" style:parent-style-name="Normal" style:family="paragraph">
      <style:paragraph-properties fo:text-indent="0.5in"/>
    </style:style>
    <style:style style:name="T215" style:parent-style-name="DefaultParagraphFont" style:family="text">
      <style:text-properties fo:font-style="italic" style:font-style-asian="italic" style:font-style-complex="italic"/>
    </style:style>
    <style:style style:name="T216" style:parent-style-name="DefaultParagraphFont" style:family="text">
      <style:text-properties fo:font-style="italic" style:font-style-asian="italic" style:font-style-complex="italic"/>
    </style:style>
    <style:style style:name="T217" style:parent-style-name="DefaultParagraphFont" style:family="text">
      <style:text-properties fo:font-style="italic" style:font-style-asian="italic" style:font-style-complex="italic"/>
    </style:style>
    <style:style style:name="P218" style:parent-style-name="Normal" style:family="paragraph">
      <style:paragraph-properties fo:text-indent="0.5in"/>
    </style:style>
    <style:style style:name="P219" style:parent-style-name="Normal" style:family="paragraph">
      <style:paragraph-properties fo:text-indent="0.5in"/>
    </style:style>
    <style:style style:name="P220" style:parent-style-name="Heading2" style:list-style-name="LFO3" style:family="paragraph">
      <style:paragraph-properties fo:text-align="start" fo:margin-left="0in" fo:text-indent="0in">
        <style:tab-stops/>
      </style:paragraph-properties>
    </style:style>
    <style:style style:name="P221" style:parent-style-name="Normal" style:family="paragraph">
      <style:paragraph-properties fo:text-indent="0.5in"/>
    </style:style>
    <style:style style:name="T222" style:parent-style-name="DefaultParagraphFont" style:family="text">
      <style:text-properties fo:font-style="italic" style:font-style-asian="italic" style:font-style-complex="italic"/>
    </style:style>
    <style:style style:name="T223" style:parent-style-name="DefaultParagraphFont" style:family="text">
      <style:text-properties fo:font-style="italic" style:font-style-asian="italic" style:font-style-complex="italic"/>
    </style:style>
    <style:style style:name="P224" style:parent-style-name="Heading2" style:list-style-name="LFO3" style:family="paragraph">
      <style:paragraph-properties fo:text-align="start" fo:margin-left="0in" fo:text-indent="0in">
        <style:tab-stops/>
      </style:paragraph-properties>
    </style:style>
    <style:style style:name="P225" style:parent-style-name="Normal" style:family="paragraph">
      <style:paragraph-properties fo:margin-left="0.75in" fo:text-indent="0.25in">
        <style:tab-stops/>
      </style:paragraph-properties>
    </style:style>
    <style:style style:name="P226" style:parent-style-name="Normal" style:family="paragraph">
      <style:paragraph-properties fo:margin-left="0.75in">
        <style:tab-stops/>
      </style:paragraph-properties>
    </style:style>
    <style:style style:name="P227" style:parent-style-name="Normal" style:family="paragraph">
      <style:paragraph-properties fo:margin-left="0.75in" fo:text-indent="0.25in">
        <style:tab-stops/>
      </style:paragraph-properties>
    </style:style>
    <style:style style:name="P228" style:parent-style-name="Normal" style:family="paragraph">
      <style:text-properties fo:language="sr" fo:country="RS"/>
    </style:style>
    <style:style style:name="P229" style:parent-style-name="Heading2" style:list-style-name="LFO3" style:family="paragraph">
      <style:paragraph-properties fo:text-align="start" fo:margin-left="0in" fo:text-indent="0in">
        <style:tab-stops/>
      </style:paragraph-properties>
    </style:style>
    <style:style style:name="P230" style:parent-style-name="Normal" style:family="paragraph">
      <style:paragraph-properties fo:margin-left="0.75in" fo:text-indent="0.25in">
        <style:tab-stops/>
      </style:paragraph-properties>
    </style:style>
    <style:style style:name="P231" style:parent-style-name="Normal" style:family="paragraph">
      <style:paragraph-properties fo:margin-left="0.75in">
        <style:tab-stops/>
      </style:paragraph-properties>
    </style:style>
    <style:style style:name="P232" style:parent-style-name="Normal" style:family="paragraph">
      <style:paragraph-properties fo:margin-left="0.75in" fo:text-indent="0.25in">
        <style:tab-stops/>
      </style:paragraph-properties>
    </style:style>
    <style:style style:name="T233" style:parent-style-name="DefaultParagraphFont" style:family="text">
      <style:text-properties fo:font-style="italic" style:font-style-asian="italic" style:font-style-complex="italic"/>
    </style:style>
    <style:style style:name="T234" style:parent-style-name="DefaultParagraphFont" style:family="text">
      <style:text-properties fo:font-style="italic" style:font-style-asian="italic" style:font-style-complex="italic"/>
    </style:style>
    <style:style style:name="T235" style:parent-style-name="DefaultParagraphFont" style:family="text">
      <style:text-properties fo:font-style="italic" style:font-style-asian="italic" style:font-style-complex="italic"/>
    </style:style>
    <style:style style:name="T236" style:parent-style-name="DefaultParagraphFont" style:family="text">
      <style:text-properties fo:font-style="italic" style:font-style-asian="italic" style:font-style-complex="italic"/>
    </style:style>
    <style:style style:name="T237" style:parent-style-name="DefaultParagraphFont" style:family="text">
      <style:text-properties fo:font-style="italic" style:font-style-asian="italic" style:font-style-complex="italic"/>
    </style:style>
    <style:style style:name="P238" style:parent-style-name="Normal" style:family="paragraph">
      <style:paragraph-properties fo:margin-left="0.75in">
        <style:tab-stops/>
      </style:paragraph-properties>
    </style:style>
    <style:style style:name="P239" style:parent-style-name="Normal" style:family="paragraph">
      <style:paragraph-properties fo:margin-left="0.75in" fo:text-indent="0.25in">
        <style:tab-stops/>
      </style:paragraph-properties>
    </style:style>
    <style:style style:name="P240" style:parent-style-name="Normal" style:family="paragraph">
      <style:paragraph-properties fo:margin-left="0.75in">
        <style:tab-stops/>
      </style:paragraph-properties>
    </style:style>
    <style:style style:name="P241" style:parent-style-name="Normal" style:family="paragraph">
      <style:paragraph-properties fo:margin-left="1in">
        <style:tab-stops/>
      </style:paragraph-properties>
    </style:style>
    <style:style style:name="P242" style:parent-style-name="Normal" style:family="paragraph">
      <style:paragraph-properties fo:margin-left="0.75in">
        <style:tab-stops/>
      </style:paragraph-properties>
    </style:style>
    <style:style style:name="P243" style:parent-style-name="BodyText" style:family="paragraph">
      <style:paragraph-properties fo:margin-bottom="0in" fo:margin-left="0.75in" fo:text-indent="0.25in">
        <style:tab-stops/>
      </style:paragraph-properties>
    </style:style>
    <style:style style:name="T244" style:parent-style-name="DefaultParagraphFont" style:family="text">
      <style:text-properties fo:font-style="italic" style:font-style-asian="italic" style:font-style-complex="italic"/>
    </style:style>
    <style:style style:name="T245" style:parent-style-name="DefaultParagraphFont" style:family="text">
      <style:text-properties fo:font-style="italic" style:font-style-asian="italic" style:font-style-complex="italic"/>
    </style:style>
    <style:style style:name="T246" style:parent-style-name="DefaultParagraphFont" style:family="text">
      <style:text-properties fo:font-style="italic" style:font-style-asian="italic" style:font-style-complex="italic"/>
    </style:style>
    <style:style style:name="T247" style:parent-style-name="DefaultParagraphFont" style:family="text">
      <style:text-properties fo:font-style="italic" style:font-style-asian="italic" style:font-style-complex="italic"/>
    </style:style>
    <style:style style:name="P248" style:parent-style-name="BodyText" style:family="paragraph">
      <style:paragraph-properties fo:margin-bottom="0in" fo:margin-left="0.75in" fo:text-indent="0.25in">
        <style:tab-stops/>
      </style:paragraph-properties>
    </style:style>
    <style:style style:name="T249" style:parent-style-name="DefaultParagraphFont" style:family="text">
      <style:text-properties fo:font-style="italic" style:font-style-asian="italic" style:font-style-complex="italic"/>
    </style:style>
    <style:style style:name="T250" style:parent-style-name="DefaultParagraphFont" style:family="text">
      <style:text-properties fo:font-style="italic" style:font-style-asian="italic" style:font-style-complex="italic"/>
    </style:style>
    <style:style style:name="P251" style:parent-style-name="BodyText" style:family="paragraph">
      <style:paragraph-properties fo:margin-bottom="0in" fo:margin-left="0.75in" fo:text-indent="0.25in">
        <style:tab-stops/>
      </style:paragraph-properties>
    </style:style>
    <style:style style:name="T252" style:parent-style-name="DefaultParagraphFont" style:family="text">
      <style:text-properties fo:font-style="italic" style:font-style-asian="italic" style:font-style-complex="italic"/>
    </style:style>
    <style:style style:name="T253" style:parent-style-name="DefaultParagraphFont" style:family="text">
      <style:text-properties fo:font-style="italic" style:font-style-asian="italic" style:font-style-complex="italic"/>
    </style:style>
    <style:style style:name="P254" style:parent-style-name="BodyText" style:family="paragraph">
      <style:paragraph-properties fo:margin-left="0.75in">
        <style:tab-stops/>
      </style:paragraph-properties>
    </style:style>
    <style:style style:name="P255" style:parent-style-name="Normal" style:family="paragraph">
      <style:paragraph-properties fo:margin-left="0.75in" fo:text-indent="0.25in">
        <style:tab-stops/>
      </style:paragraph-properties>
    </style:style>
    <style:style style:name="T256" style:parent-style-name="DefaultParagraphFont" style:family="text">
      <style:text-properties style:font-name="Liberation Serif" style:font-name-asian="Noto Sans CJK SC" style:font-name-complex="Lohit Devanagari" style:letter-kerning="true" fo:language="sr" fo:country="RS" style:language-asian="zh" style:country-asian="CN" style:language-complex="hi" style:country-complex="IN"/>
    </style:style>
    <style:style style:name="P257" style:parent-style-name="Normal" style:family="paragraph">
      <style:paragraph-properties fo:margin-left="0.75in" fo:text-indent="0.25in">
        <style:tab-stops/>
      </style:paragraph-properties>
    </style:style>
    <style:style style:name="T258" style:parent-style-name="DefaultParagraphFont" style:family="text">
      <style:text-properties fo:font-style="italic" style:font-style-asian="italic" style:font-style-complex="italic"/>
    </style:style>
    <style:style style:name="P259" style:parent-style-name="Normal" style:family="paragraph">
      <style:paragraph-properties fo:margin-left="0.75in" fo:text-indent="0.25in">
        <style:tab-stops/>
      </style:paragraph-properties>
    </style:style>
    <style:style style:name="P260" style:parent-style-name="Normal" style:family="paragraph">
      <style:paragraph-properties fo:margin-left="0.75in" fo:text-indent="0.25in">
        <style:tab-stops/>
      </style:paragraph-properties>
    </style:style>
    <style:style style:name="P261" style:parent-style-name="Normal" style:family="paragraph">
      <style:paragraph-properties fo:margin-left="0.75in" fo:text-indent="0.25in">
        <style:tab-stops/>
      </style:paragraph-properties>
      <style:text-properties style:font-name="Liberation Serif" style:font-name-asian="Noto Sans CJK SC" style:font-name-complex="Lohit Devanagari" style:letter-kerning="true" fo:language="sr" fo:country="RS" style:language-asian="zh" style:country-asian="CN" style:language-complex="hi" style:country-complex="IN"/>
    </style:style>
    <style:style style:name="P262" style:parent-style-name="Heading2" style:list-style-name="LFO3" style:family="paragraph">
      <style:paragraph-properties fo:text-align="start" fo:margin-left="0in" fo:text-indent="0in">
        <style:tab-stops/>
      </style:paragraph-properties>
    </style:style>
    <style:style style:name="P263" style:parent-style-name="Normal" style:family="paragraph">
      <style:paragraph-properties fo:margin-left="0.75in">
        <style:tab-stops/>
      </style:paragraph-properties>
    </style:style>
    <style:style style:name="P264" style:parent-style-name="Normal" style:family="paragraph">
      <style:paragraph-properties fo:margin-left="0.75in">
        <style:tab-stops/>
      </style:paragraph-properties>
    </style:style>
    <style:style style:name="T265" style:parent-style-name="DefaultParagraphFont" style:family="text">
      <style:text-properties fo:language="en" fo:country="US"/>
    </style:style>
    <style:style style:name="T266" style:parent-style-name="DefaultParagraphFont" style:family="text">
      <style:text-properties fo:language="sr" fo:country="RS"/>
    </style:style>
    <style:style style:name="P267" style:parent-style-name="Normal" style:family="paragraph">
      <style:paragraph-properties fo:margin-left="0.75in">
        <style:tab-stops/>
      </style:paragraph-properties>
    </style:style>
    <style:style style:name="P268" style:parent-style-name="Normal" style:family="paragraph">
      <style:paragraph-properties fo:margin-left="0.75in">
        <style:tab-stops/>
      </style:paragraph-properties>
    </style:style>
    <style:style style:name="P269" style:parent-style-name="Normal" style:family="paragraph">
      <style:paragraph-properties fo:margin-left="0.75in">
        <style:tab-stops/>
      </style:paragraph-properties>
    </style:style>
    <style:style style:name="P270" style:parent-style-name="Heading1" style:list-style-name="LFO3" style:family="paragraph">
      <style:paragraph-properties fo:break-before="auto" fo:text-align="start" fo:margin-top="0.1666in" fo:margin-bottom="0.0833in" fo:margin-left="0in" fo:text-indent="0in">
        <style:tab-stops/>
      </style:paragraph-properties>
    </style:style>
    <style:style style:name="P271" style:parent-style-name="BodyText" style:family="paragraph">
      <style:paragraph-properties fo:margin-bottom="0in"/>
    </style:style>
    <style:style style:name="P272" style:parent-style-name="BodyText" style:family="paragraph">
      <style:paragraph-properties fo:margin-bottom="0in"/>
    </style:style>
    <style:style style:name="P273" style:parent-style-name="BodyText" style:list-style-name="LFO30" style:family="paragraph">
      <style:paragraph-properties fo:line-height="100%" fo:margin-left="1.0625in">
        <style:tab-stops/>
      </style:paragraph-properties>
    </style:style>
    <style:style style:name="P274" style:parent-style-name="BodyText" style:list-style-name="LFO30" style:family="paragraph">
      <style:paragraph-properties fo:line-height="100%" fo:margin-left="1.0625in">
        <style:tab-stops/>
      </style:paragraph-properties>
    </style:style>
    <style:style style:name="P275" style:parent-style-name="Heading1" style:list-style-name="LFO3" style:family="paragraph">
      <style:paragraph-properties fo:break-before="auto" fo:text-align="start" fo:margin-top="0.1666in" fo:margin-bottom="0.0833in" fo:margin-left="0in" fo:text-indent="0in">
        <style:tab-stops/>
      </style:paragraph-properties>
    </style:style>
    <style:style style:name="T276" style:parent-style-name="DefaultParagraphFont" style:family="text">
      <style:text-properties fo:font-style="italic" style:font-style-asian="italic" style:font-style-complex="italic"/>
    </style:style>
    <style:style style:name="T277" style:parent-style-name="DefaultParagraphFont" style:family="text">
      <style:text-properties fo:font-style="italic" style:font-style-asian="italic" style:font-style-complex="italic"/>
    </style:style>
    <style:style style:name="P278" style:parent-style-name="Heading1" style:list-style-name="LFO3" style:family="paragraph">
      <style:paragraph-properties fo:break-before="auto" fo:text-align="start" fo:margin-top="0.1666in" fo:margin-bottom="0.0833in" fo:margin-left="0in" fo:text-indent="0in">
        <style:tab-stops/>
      </style:paragraph-properties>
    </style:style>
    <style:style style:name="P279" style:parent-style-name="Heading2" style:list-style-name="LFO3" style:family="paragraph">
      <style:paragraph-properties fo:text-align="start" fo:margin-left="0in" fo:text-indent="0in">
        <style:tab-stops/>
      </style:paragraph-properties>
    </style:style>
    <style:style style:name="T280" style:parent-style-name="DefaultParagraphFont" style:family="text">
      <style:text-properties fo:font-style="italic" style:font-style-asian="italic" style:font-style-complex="italic"/>
    </style:style>
    <style:style style:name="T281" style:parent-style-name="DefaultParagraphFont" style:family="text">
      <style:text-properties fo:font-style="italic" style:font-style-asian="italic" style:font-style-complex="italic"/>
    </style:style>
    <style:style style:name="T282" style:parent-style-name="DefaultParagraphFont" style:family="text">
      <style:text-properties fo:font-style="italic" style:font-style-asian="italic" style:font-style-complex="italic"/>
    </style:style>
    <style:style style:name="P283" style:parent-style-name="Heading2" style:list-style-name="LFO3" style:family="paragraph">
      <style:paragraph-properties fo:text-align="start" fo:margin-left="0in" fo:text-indent="0in">
        <style:tab-stops/>
      </style:paragraph-properties>
    </style:style>
    <style:style style:name="P284" style:parent-style-name="Heading1" style:list-style-name="LFO3" style:family="paragraph">
      <style:paragraph-properties fo:break-before="auto" fo:text-align="start" fo:margin-top="0.1666in" fo:margin-bottom="0.0833in" fo:margin-left="0in" fo:text-indent="0in">
        <style:tab-stops/>
      </style:paragraph-properties>
    </style:style>
    <style:style style:name="P285" style:parent-style-name="Heading1" style:list-style-name="LFO3" style:family="paragraph">
      <style:paragraph-properties fo:break-before="auto" fo:text-align="start" fo:margin-top="0.1666in" fo:margin-bottom="0.0833in" fo:margin-left="0in" fo:text-indent="0in">
        <style:tab-stops/>
      </style:paragraph-properties>
    </style:style>
    <style:style style:name="P286" style:parent-style-name="BodyText" style:list-style-name="LFO29" style:family="paragraph"/>
    <style:style style:name="P287" style:parent-style-name="BodyText" style:list-style-name="LFO29" style:family="paragraph"/>
    <style:style style:name="P288" style:parent-style-name="BodyText" style:list-style-name="LFO29" style:family="paragraph"/>
    <style:style style:name="P289" style:parent-style-name="BodyText" style:list-style-name="LFO29" style:family="paragraph"/>
  </office:automatic-styles>
  <office:body>
    <office:text text:use-soft-page-breaks="true">
      <text:p text:style-name="P1">ELEKTROTEHNIČKI FAKULTET</text:p>
      <text:p text:style-name="P8"><text:span text:style-name="T9">Beograd</text:span><text:span text:style-name="T10">,<text:s/></text:span><text:span text:style-name="T11">Bul. kralja Aleksandra</text:span><text:span text:style-name="T12"><text:s/>73</text:span></text:p>
      <text:p text:style-name="P13"/>
      <text:p text:style-name="P14"/>
      <text:p text:style-name="P15"/>
      <text:p text:style-name="P16"/>
      <text:p text:style-name="P17"/>
      <text:p text:style-name="P18"/>
      <text:p text:style-name="P19"/>
      <text:p text:style-name="P20"/>
      <text:p text:style-name="P21">POKEMANIA</text:p>
      <text:p text:style-name="P22">Projekat <text:s/>iz</text:p>
      <text:p text:style-name="P23"><text:span text:style-name="T24">PRINCIPA SOFTVERSKOG INŽENJERSTVA</text:span></text:p>
      <text:p text:style-name="P25"/>
      <text:p text:style-name="P26"/>
      <text:p text:style-name="P27"/>
      <text:p text:style-name="P28"/>
      <text:p text:style-name="P29"/>
      <text:p text:style-name="P30"/>
      <text:p text:style-name="P31"/>
      <text:p text:style-name="P32"/>
      <text:p text:style-name="P33"/>
      <text:p text:style-name="P34"/>
      <text:p text:style-name="P35"><text:span text:style-name="T36">Profesor</text:span><text:span text:style-name="T37">:</text:span><text:span text:style-name="T38"><text:tab/></text:span><text:span text:style-name="T39">Student</text:span><text:span text:style-name="T40">:</text:span></text:p>
      <text:p text:style-name="P41"><text:span text:style-name="T42">Bojić Dragan</text:span><text:span text:style-name="T43"><text:tab/></text:span><text:span text:style-name="T44">Divjak Marko</text:span><text:span text:style-name="T45"><text:s/></text:span><text:span text:style-name="T46">0084</text:span><text:span text:style-name="T47">/2017</text:span></text:p>
      <text:p text:style-name="P48"><text:span text:style-name="T49"><text:tab/></text:span><text:span text:style-name="T50">Mitić Natalija</text:span><text:span text:style-name="T51"><text:s/>0085/2017</text:span></text:p>
      <text:p text:style-name="P52">Marković Anja 0420/2017</text:p>
      <text:p text:style-name="P53">Drašković Vukašin 0455/2017</text:p>
      <text:soft-page-break/>
      <text:p text:style-name="P54">SPISAK IZMENA</text:p>
      <text:p text:style-name="Normal"/>
      <text:p text:style-name="Normal"/>
      <table:table table:style-name="Table57">
        <table:table-columns>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ext:p text:style-name="P64">Datum</text:p>
          </table:table-cell>
          <table:table-cell table:style-name="TableCell65">
            <text:p text:style-name="P66">Verzija</text:p>
          </table:table-cell>
          <table:table-cell table:style-name="TableCell67">
            <text:p text:style-name="P68">Mesta izmena</text:p>
          </table:table-cell>
          <table:table-cell table:style-name="TableCell69">
            <text:p text:style-name="P70">Autor</text:p>
          </table:table-cell>
        </table:table-row>
        <table:table-row table:style-name="TableRow71">
          <table:table-cell table:style-name="TableCell72">
            <text:p text:style-name="TableContents">20.02.2020.</text:p>
          </table:table-cell>
          <table:table-cell table:style-name="TableCell73">
            <text:p text:style-name="TableContents">1.0</text:p>
          </table:table-cell>
          <table:table-cell table:style-name="TableCell74">
            <text:p text:style-name="TableContents">Osnovna verzija</text:p>
          </table:table-cell>
          <table:table-cell table:style-name="TableCell75">
            <text:p text:style-name="TableContents">Marko Divjak</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TOCHeading"><text:span text:style-name="T76">Sadržaj</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77"><text:a xlink:href="#_Toc33307490" office:target-frame-name="_top" xlink:show="replace"><text:span text:style-name="Hyperlink">1</text:span><text:span text:style-name="T78"><text:tab/></text:span><text:span text:style-name="Hyperlink">Uvod</text:span><text:tab/>3</text:a></text:p>
          <text:p text:style-name="P79"><text:a xlink:href="#_Toc33307491" office:target-frame-name="_top" xlink:show="replace"><text:span text:style-name="Hyperlink">1.1</text:span><text:span text:style-name="T80"><text:tab/></text:span><text:span text:style-name="Hyperlink">Rezime</text:span><text:tab/>3</text:a></text:p>
          <text:p text:style-name="P81"><text:a xlink:href="#_Toc33307492" office:target-frame-name="_top" xlink:show="replace"><text:span text:style-name="Hyperlink">1.2</text:span><text:span text:style-name="T82"><text:tab/></text:span><text:span text:style-name="Hyperlink">Namena dokumenta</text:span><text:tab/>3</text:a></text:p>
          <text:p text:style-name="P83"><text:a xlink:href="#_Toc33307493" office:target-frame-name="_top" xlink:show="replace"><text:span text:style-name="Hyperlink">2</text:span><text:span text:style-name="T84"><text:tab/></text:span><text:span text:style-name="Hyperlink">Opis i struktura projekta</text:span><text:tab/>3</text:a></text:p>
          <text:p text:style-name="P85"><text:a xlink:href="#_Toc33307494" office:target-frame-name="_top" xlink:show="replace"><text:span text:style-name="Hyperlink">3</text:span><text:span text:style-name="T86"><text:tab/></text:span><text:span text:style-name="Hyperlink">Kategorije korisnika</text:span><text:tab/>4</text:a></text:p>
          <text:p text:style-name="P87"><text:a xlink:href="#_Toc33307495" office:target-frame-name="_top" xlink:show="replace"><text:span text:style-name="Hyperlink">3.1</text:span><text:span text:style-name="T88"><text:tab/></text:span><text:span text:style-name="Hyperlink">Gost</text:span><text:tab/>4</text:a></text:p>
          <text:p text:style-name="P89"><text:a xlink:href="#_Toc33307496" office:target-frame-name="_top" xlink:show="replace"><text:span text:style-name="Hyperlink">3.2</text:span><text:span text:style-name="T90"><text:tab/></text:span><text:span text:style-name="Hyperlink">Registrovani korisnik (trener)</text:span><text:tab/>4</text:a></text:p>
          <text:p text:style-name="P91"><text:a xlink:href="#_Toc33307497" office:target-frame-name="_top" xlink:show="replace"><text:span text:style-name="Hyperlink">3.3</text:span><text:span text:style-name="T92"><text:tab/></text:span><text:span text:style-name="Hyperlink">Administrator</text:span><text:tab/>4</text:a></text:p>
          <text:p text:style-name="P93"><text:a xlink:href="#_Toc33307498" office:target-frame-name="_top" xlink:show="replace"><text:span text:style-name="Hyperlink">4</text:span><text:span text:style-name="T94"><text:tab/></text:span><text:span text:style-name="Hyperlink">Funkcionalni zahtevi</text:span><text:tab/>4</text:a></text:p>
          <text:p text:style-name="P95"><text:a xlink:href="#_Toc33307499" office:target-frame-name="_top" xlink:show="replace"><text:span text:style-name="Hyperlink">4.1</text:span><text:span text:style-name="T96"><text:tab/></text:span><text:span text:style-name="Hyperlink">Registracija korisnika</text:span><text:tab/>4</text:a></text:p>
          <text:p text:style-name="P97"><text:a xlink:href="#_Toc33307500" office:target-frame-name="_top" xlink:show="replace"><text:span text:style-name="Hyperlink">4.2</text:span><text:span text:style-name="T98"><text:tab/></text:span><text:span text:style-name="Hyperlink">Autorizacija korisnika</text:span><text:tab/>4</text:a></text:p>
          <text:p text:style-name="P99"><text:a xlink:href="#_Toc33307501" office:target-frame-name="_top" xlink:show="replace"><text:span text:style-name="Hyperlink">4.3</text:span><text:span text:style-name="T100"><text:tab/></text:span><text:span text:style-name="Hyperlink">Osnovne funkcionalnosti korisnika</text:span><text:tab/>5</text:a></text:p>
          <text:p text:style-name="P101"><text:a xlink:href="#_Toc33307502" office:target-frame-name="_top" xlink:show="replace"><text:span text:style-name="T102">4.3.1</text:span><text:span text:style-name="T103"><text:tab/></text:span><text:span text:style-name="T104">Korišćenje pokedeksa</text:span><text:span text:style-name="T105"><text:tab/></text:span><text:span text:style-name="T106">5</text:span></text:a></text:p>
          <text:p text:style-name="P107"><text:a xlink:href="#_Toc33307503" office:target-frame-name="_top" xlink:show="replace"><text:span text:style-name="T108">4.3.2</text:span><text:span text:style-name="T109"><text:tab/></text:span><text:span text:style-name="T110">Igra prepoznavanja pokemona</text:span><text:span text:style-name="T111"><text:tab/></text:span><text:span text:style-name="T112">5</text:span></text:a></text:p>
          <text:p text:style-name="P113"><text:a xlink:href="#_Toc33307504" office:target-frame-name="_top" xlink:show="replace"><text:span text:style-name="Hyperlink">4.4</text:span><text:span text:style-name="T114"><text:tab/></text:span><text:span text:style-name="Hyperlink">Funkcionalnosti trenera</text:span><text:tab/>5</text:a></text:p>
          <text:p text:style-name="P115"><text:a xlink:href="#_Toc33307505" office:target-frame-name="_top" xlink:show="replace"><text:span text:style-name="T116">4.4.1</text:span><text:span text:style-name="T117"><text:tab/></text:span><text:span text:style-name="T118">Pregled profila</text:span><text:span text:style-name="T119"><text:tab/></text:span><text:span text:style-name="T120">5</text:span></text:a></text:p>
          <text:p text:style-name="P121"><text:a xlink:href="#_Toc33307506" office:target-frame-name="_top" xlink:show="replace"><text:span text:style-name="T122">4.4.2</text:span><text:span text:style-name="T123"><text:tab/></text:span><text:span text:style-name="T124">Hranjenje pokemona</text:span><text:span text:style-name="T125"><text:tab/></text:span><text:span text:style-name="T126">5</text:span></text:a></text:p>
          <text:p text:style-name="P127"><text:a xlink:href="#_Toc33307507" office:target-frame-name="_top" xlink:show="replace"><text:span text:style-name="T128">4.4.3</text:span><text:span text:style-name="T129"><text:tab/></text:span><text:span text:style-name="T130">Puštanje pokemona u divljinu</text:span><text:span text:style-name="T131"><text:tab/></text:span><text:span text:style-name="T132">5</text:span></text:a></text:p>
          <text:p text:style-name="P133"><text:a xlink:href="#_Toc33307508" office:target-frame-name="_top" xlink:show="replace"><text:span text:style-name="T134">4.4.4</text:span><text:span text:style-name="T135"><text:tab/></text:span><text:span text:style-name="T136">Kupovina u prodavnici</text:span><text:span text:style-name="T137"><text:tab/></text:span><text:span text:style-name="T138">5</text:span></text:a></text:p>
          <text:p text:style-name="P139"><text:a xlink:href="#_Toc33307509" office:target-frame-name="_top" xlink:show="replace"><text:span text:style-name="T140">4.4.5</text:span><text:span text:style-name="T141"><text:tab/></text:span><text:span text:style-name="T142">Borba sa divljim pokemonima i njihovo hvatanje</text:span><text:span text:style-name="T143"><text:tab/></text:span><text:span text:style-name="T144">5</text:span></text:a></text:p>
          <text:p text:style-name="P145"><text:a xlink:href="#_Toc33307510" office:target-frame-name="_top" xlink:show="replace"><text:span text:style-name="T146">4.4.6</text:span><text:span text:style-name="T147"><text:tab/></text:span><text:span text:style-name="T148">Učestvovanje na turniru</text:span><text:span text:style-name="T149"><text:tab/></text:span><text:span text:style-name="T150">6</text:span></text:a></text:p>
          <text:p text:style-name="P151"><text:a xlink:href="#_Toc33307511" office:target-frame-name="_top" xlink:show="replace"><text:span text:style-name="Hyperlink">4.5</text:span><text:span text:style-name="T152"><text:tab/></text:span><text:span text:style-name="Hyperlink">Funkcionalnosti administratora</text:span><text:tab/>6</text:a></text:p>
          <text:p text:style-name="P153"><text:a xlink:href="#_Toc33307512" office:target-frame-name="_top" xlink:show="replace"><text:span text:style-name="T154">4.5.1</text:span><text:span text:style-name="T155"><text:tab/></text:span><text:span text:style-name="T156">Kreiranje turnira</text:span><text:span text:style-name="T157"><text:tab/></text:span><text:span text:style-name="T158">6</text:span></text:a></text:p>
          <text:p text:style-name="P159"><text:a xlink:href="#_Toc33307513" office:target-frame-name="_top" xlink:show="replace"><text:span text:style-name="T160">4.5.2</text:span><text:span text:style-name="T161"><text:tab/></text:span><text:span text:style-name="T162">Odobravanje/odbijanje učesnika turnira</text:span><text:span text:style-name="T163"><text:tab/></text:span><text:span text:style-name="T164">6</text:span></text:a></text:p>
          <text:p text:style-name="P165"><text:a xlink:href="#_Toc33307514" office:target-frame-name="_top" xlink:show="replace"><text:span text:style-name="Hyperlink">5</text:span><text:span text:style-name="T166"><text:tab/></text:span><text:span text:style-name="Hyperlink">Pretpostavke i ograničenja</text:span><text:tab/>6</text:a></text:p>
          <text:p text:style-name="P167"><text:a xlink:href="#_Toc33307515" office:target-frame-name="_top" xlink:show="replace"><text:span text:style-name="Hyperlink">6</text:span><text:span text:style-name="T168"><text:tab/></text:span><text:span text:style-name="Hyperlink">Kvalitet</text:span><text:tab/>7</text:a></text:p>
          <text:p text:style-name="P169"><text:a xlink:href="#_Toc33307516" office:target-frame-name="_top" xlink:show="replace"><text:span text:style-name="Hyperlink">7</text:span><text:span text:style-name="T170"><text:tab/></text:span><text:span text:style-name="Hyperlink">Nefunkcionalni zahtevi</text:span><text:tab/>7</text:a></text:p>
          <text:p text:style-name="P171"><text:a xlink:href="#_Toc33307517" office:target-frame-name="_top" xlink:show="replace"><text:span text:style-name="Hyperlink">7.1</text:span><text:span text:style-name="T172"><text:tab/></text:span><text:span text:style-name="Hyperlink">Sistemski zahtevi</text:span><text:tab/>7</text:a></text:p>
          <text:p text:style-name="P173"><text:a xlink:href="#_Toc33307518" office:target-frame-name="_top" xlink:show="replace"><text:span text:style-name="Hyperlink">7.2</text:span><text:span text:style-name="T174"><text:tab/></text:span><text:span text:style-name="Hyperlink">Ostali zahtevi</text:span><text:tab/>7</text:a></text:p>
          <text:p text:style-name="P175"><text:a xlink:href="#_Toc33307519" office:target-frame-name="_top" xlink:show="replace"><text:span text:style-name="Hyperlink">8</text:span><text:span text:style-name="T176"><text:tab/></text:span><text:span text:style-name="Hyperlink">Zahtevi za korisničkom dokumentacijom</text:span><text:tab/>7</text:a></text:p>
          <text:p text:style-name="P177"><text:a xlink:href="#_Toc33307520" office:target-frame-name="_top" xlink:show="replace"><text:span text:style-name="Hyperlink">9</text:span><text:span text:style-name="T178"><text:tab/></text:span><text:span text:style-name="Hyperlink">Plan i prioriteti</text:span><text:tab/>8</text:a></text:p>
        </text:index-body>
      </text:table-of-content>
      <text:p text:style-name="Normal"/>
      <text:p text:style-name="Normal"/>
      <text:p text:style-name="Normal"/>
      <text:p text:style-name="Normal"/>
      <text:p text:style-name="P179"><text:tab/></text:p>
      <text:p text:style-name="Normal"/>
      <text:p text:style-name="Normal"/>
      <text:p text:style-name="Normal"/>
      <text:p text:style-name="Normal"/>
      <text:p text:style-name="Normal"/>
      <text:p text:style-name="Normal"/>
      <text:h text:style-name="P180" text:outline-level="1"><text:bookmark-start text:name="_Toc33307490"/><text:soft-page-break/>Uvod<text:bookmark-end text:name="_Toc33307490"/></text:h>
      <text:h text:style-name="P181" text:outline-level="2"><text:bookmark-start text:name="__RefHeading___Toc116_255155833"/><text:bookmark-start text:name="_Toc33307491"/><text:bookmark-end text:name="__RefHeading___Toc116_255155833"/>Rezime<text:bookmark-end text:name="_Toc33307491"/></text:h>
      <text:p text:style-name="BodyText"><text:tab/>Projekat<text:s/><text:span text:style-name="T182">Pokemania</text:span><text:s/>predstavlja deo praktične nastave na predmetu<text:s/><text:span text:style-name="T183">Principi softverskog inženjerstva</text:span>,<text:s/>sa ciljem ilustracije organizovanja aktivnosti na jednom realnom softverskom projektu.<text:s/>Projekat takođe služi kao vid upoznavanja studenta sa timskim radom,<text:s/><text:span text:style-name="T184">web</text:span><text:s/>tehnologijama i<text:s/><text:span text:style-name="T185">client-server</text:span><text:s/>arhitekturama.<text:s/></text:p>
      <text:p text:style-name="P186"><text:span text:style-name="T187">Pokemania</text:span><text:s/>je<text:s/>prvenstveno<text:s/>namenjena<text:s/>ljubiteljima<text:s/>Pokemon<text:s/>franšize,<text:s/>ali<text:s/>i <text:s/>svim ostalim ljubiteljima igara.</text:p>
      <text:p text:style-name="BodyText"/>
      <text:h text:style-name="P188" text:outline-level="2"><text:bookmark-start text:name="__RefHeading___Toc118_255155833"/><text:bookmark-start text:name="_Toc33307492"/><text:bookmark-end text:name="__RefHeading___Toc118_255155833"/>Namena dokumenta<text:bookmark-end text:name="_Toc33307492"/></text:h>
      <text:p text:style-name="BodyText"><text:tab/>Ovaj dokument<text:s/>služi radi definisanja projektnog zadatka i kao takav je namenjen svim članovima projektnog tima. Na početku će biti opisan sam projekat,<text:s/>njegova struktura<text:s/>i korišćene tehnologije. Zatim<text:s/>će biti<text:s/>predstavljene<text:s/>kategorije<text:s/>korisnika<text:s/>i<text:s/>osnovni<text:s/>funkcionalni<text:s/>zahtevi, a potom i<text:s/>drugi zahtevi<text:s/>kao<text:s/>i<text:s/>smernice za dalji<text:s/>tok i unapređenje projekta.<text:s/></text:p>
      <text:p text:style-name="BodyText"/>
      <text:p text:style-name="BodyText"/>
      <text:h text:style-name="P189" text:outline-level="1"><text:bookmark-start text:name="__RefHeading___Toc129_255155833"/><text:bookmark-start text:name="_Toc33307493"/><text:bookmark-end text:name="__RefHeading___Toc129_255155833"/>Opis i struktura projekta<text:bookmark-end text:name="_Toc33307493"/></text:h>
      <text:p text:style-name="P190"><text:tab/>Smatrajući da tema projekta treba da bude bliska svim članovima tima, kao i nešto u čemu bi<text:s/>se ostali, krajnji, korisnici pronašli, razvijena je ideja<text:s/>o<text:s/>sistemu<text:s/>gde se mogu sakupljati,<text:s/>trenirati<text:s/>i boriti<text:s/>pokemoni.<text:s/></text:p>
      <text:p text:style-name="P191"><text:tab/>Sistem mogu da koriste tri vrste korisnika: gost, registrovani korisnik i administrator. Različite vrste korisnika imaju pristup različitim funkcionalnostima sajta.<text:s/>Gosti mogu da razgledaju pokedeks<text:s/>(baza svih pokemona)<text:s/>i da igraju igru pogađanja pokemona. Registrovani korisnici mogu da se bore međusobno na turnirima kao i da pokušaju da uhvate divlje pokemone u borbi sa njima. Administratori mogu da kreiraju turnire, odobravaju učešće i nadgledaju aktivnosti korisnika na turniru.</text:p>
      <text:p text:style-name="P192"><text:tab/>Sistem je zamišljen na bazi dinamičkog sajta postavljenog na<text:s/><text:span text:style-name="T193">web</text:span><text:s/>serveru koji podržava<text:s/><text:span text:style-name="T194">PHP</text:span><text:s/>i<text:s/><text:span text:style-name="T195">AJAX</text:span>. Postoji server na kome je<text:s/><text:span text:style-name="T196">MySQL</text:span><text:s/>baza podataka u kojoj se čuvaju kredencijali korisnika i ostale<text:s/>potrebne<text:s/>informacije. Informacije o pojedinačnim pokemonima se dobijaju<text:s/>preko<text:s/><text:span text:style-name="T197">Pokemon API</text:span><text:s/><text:span text:style-name="T198">web</text:span><text:s/>servisa. Web server uz pomoć<text:s/><text:span text:style-name="T199">PHP</text:span><text:s/>upita i pristupa bazi podataka kreira statički<text:s/><text:span text:style-name="T200">HTML</text:span><text:s/>kod koji se prosleđuje korisniku sajta.</text:p>
      <text:p text:style-name="P201"/>
      <text:h text:style-name="P202" text:outline-level="1"><text:bookmark-start text:name="__RefHeading___Toc131_255155833"/><text:bookmark-start text:name="_Toc33307494"/><text:bookmark-end text:name="__RefHeading___Toc131_255155833"/><text:soft-page-break/>Kategorije korisnika<text:bookmark-end text:name="_Toc33307494"/></text:h>
      <text:h text:style-name="P203" text:outline-level="2"><text:bookmark-start text:name="__RefHeading___Toc133_255155833"/><text:bookmark-start text:name="_Toc33307495"/><text:bookmark-end text:name="__RefHeading___Toc133_255155833"/>Gost<text:bookmark-end text:name="_Toc33307495"/></text:h>
      <text:p text:style-name="BodyText"><text:tab/>Gost<text:s/>je tip korisnika koji ima pristup pokedeksu, kao i igrici pogađanja pokemona. Tokom igranja igrice nema mogućnost da osvoji bilo kakvu nagradu.</text:p>
      <text:p text:style-name="BodyText"/>
      <text:h text:style-name="P204" text:outline-level="2"><text:bookmark-start text:name="__RefHeading___Toc135_255155833"/><text:bookmark-start text:name="_Toc33307496"/><text:bookmark-end text:name="__RefHeading___Toc135_255155833"/>Registrovani korisnik (trener)<text:bookmark-end text:name="_Toc33307496"/></text:h>
      <text:p text:style-name="P205"><text:tab/>Registrovani korisnik<text:s/>je tip korisnika koji se loguje u sistem, ima pristup istim funkcionalnostima kao i gost i može posedovati pokemone, voćkice (hrana za pokemone), pokelopte (oprema za hvatanje pokemona) i pokekeš (novac), a koje može videti na svom profilu.<text:s/>Prilikom igranja igrice ima mogućnost da osvoji nagradu u vidu pokekeša. Takođe ima mogućnost da u prodavnici svoj pokekeš zameni za voćkice i pokelopte.</text:p>
      <text:p text:style-name="P206">Ukoliko poseduje pokemone ima sledeće dodatne mogućnosti:<text:s/></text:p>
      <text:list text:style-name="LFO30" text:continue-numbering="true">
        <text:list-item>
          <text:p text:style-name="P207">hranjenje svojih pokemona voćkicama<text:s/></text:p>
        </text:list-item>
        <text:list-item>
          <text:p text:style-name="P208">puštanje svojih pokemona u divljinu</text:p>
        </text:list-item>
        <text:list-item>
          <text:p text:style-name="P209">borba protiv divljih pokemona, kao i njihovo hvatanje</text:p>
        </text:list-item>
        <text:list-item>
          <text:p text:style-name="P210">učestvovanje na turnirima<text:s/></text:p>
        </text:list-item>
      </text:list>
      <text:p text:style-name="BodyText"/>
      <text:h text:style-name="P211" text:outline-level="2"><text:bookmark-start text:name="__RefHeading___Toc137_255155833"/><text:bookmark-start text:name="_Toc33307497"/><text:bookmark-end text:name="__RefHeading___Toc137_255155833"/>Administrator<text:bookmark-end text:name="_Toc33307497"/></text:h>
      <text:p text:style-name="BodyText"><text:tab/>Administrator<text:s/>je tip korisnika koji se loguje u sistem i<text:s/>ima mogućnost kreiranja turnira,<text:s/>definisanjem svih potrebnih parametara. Takođe,<text:s/>ima mogućnost<text:s/>odobravanja/odbijanja<text:s/>učešća<text:s/>korisnika na turniru.</text:p>
      <text:p text:style-name="BodyText"/>
      <text:p text:style-name="BodyText"/>
      <text:h text:style-name="P212" text:outline-level="1"><text:bookmark-start text:name="__RefHeading___Toc143_255155833"/><text:bookmark-start text:name="_Toc33307498"/><text:bookmark-end text:name="__RefHeading___Toc143_255155833"/>Funkcionalni zahtevi<text:bookmark-end text:name="_Toc33307498"/></text:h>
      <text:h text:style-name="P213" text:outline-level="2"><text:bookmark-start text:name="_Toc33307499"/>Registracija korisnika<text:bookmark-end text:name="_Toc33307499"/></text:h>
      <text:p text:style-name="P214">Prilikom registracije korisnika unose se<text:s/><text:span text:style-name="T215">e-mail</text:span><text:s/>adresa, lozinka i druge potrebne informacije. U slučaju da u sistemu već postoji nalog sa unetom<text:s/><text:span text:style-name="T216">e-mail</text:span><text:span text:style-name="T217"><text:s/></text:span>adresom ili nisu ispravno uneti svi potrebni podaci, korisniku se prikazuje odgovarajuća greška.</text:p>
      <text:p text:style-name="P218">Nakon uspešne registracije, treneru se na nasumičan način dodeljuje jedan od četiri pokemona. Takođe mu se dodeljuje i 3 pokelopte<text:s/>i 500 pokekeša.</text:p>
      <text:p text:style-name="P219"/>
      <text:h text:style-name="P220" text:outline-level="2"><text:bookmark-start text:name="_Toc33307500"/>Autorizacija korisnika<text:bookmark-end text:name="_Toc33307500"/></text:h>
      <text:p text:style-name="P221">Prilikom prijavljivanja na sistem, korisnik unosi<text:s/><text:span text:style-name="T222">e-mail</text:span><text:s/>adresu i lozinku. U slučaju da kombinacija<text:s/><text:span text:style-name="T223">e-mail</text:span><text:s/>adrese i lozinke ne odgovara nijednom nalogu, korisniku se prikazuje odgovarajuća greška.</text:p>
      <text:h text:style-name="P224" text:outline-level="2"><text:bookmark-start text:name="_Toc33307501"/><text:soft-page-break/>Osnovne funkcionalnosti korisnika<text:bookmark-end text:name="_Toc33307501"/></text:h>
      <text:h text:style-name="Heading3" text:outline-level="3"><text:bookmark-start text:name="_Toc33307502"/>Korišćenje pokedeksa<text:bookmark-end text:name="_Toc33307502"/></text:h>
      <text:p text:style-name="P225">Svi korisnici imaju mogućnost pregledanja pokedeksa, tj. spiska svih pokemona, kao i njihovih osobina.</text:p>
      <text:p text:style-name="P226"/>
      <text:h text:style-name="Heading3" text:outline-level="3"><text:bookmark-start text:name="_Toc33307503"/>Igra prepoznavanja pokemona<text:bookmark-end text:name="_Toc33307503"/></text:h>
      <text:p text:style-name="P227">Svi korisnici imaju mogućnost da igraju igru gde na osnovu siluete pokemona treba da prepoznaju o kom pokemonu je reč. Posebno, ukoliko igru igra trener, on može kao nagradu osvojiti pokekeš.</text:p>
      <text:p text:style-name="P228"/>
      <text:h text:style-name="P229" text:outline-level="2"><text:bookmark-start text:name="_Toc33307504"/>Funkcionalnosti trenera<text:bookmark-end text:name="_Toc33307504"/></text:h>
      <text:h text:style-name="Heading3" text:outline-level="3"><text:bookmark-start text:name="_Toc33307505"/>Pregled profila<text:bookmark-end text:name="_Toc33307505"/></text:h>
      <text:p text:style-name="P230">Svaki trener može videti svoj profil, na kome može naći osnovne informacije o svojim pokemonima, kao i videti koliko voćkica, pokelopti i pokekeša poseduje.</text:p>
      <text:p text:style-name="P231"/>
      <text:h text:style-name="Heading3" text:outline-level="3"><text:bookmark-start text:name="_Toc33307506"/>Hranjenje pokemona<text:bookmark-end text:name="_Toc33307506"/></text:h>
      <text:p text:style-name="P232">Svaki pokemon ima svoj<text:s/>nivo i u okviru njega svoje<text:s/>„bodove iskustva“ (u daljem tekstu:<text:s/><text:span text:style-name="T233">XP</text:span>).<text:s/><text:span text:style-name="T234">XP</text:span><text:s/>predstavljaju trenutni napredak<text:s/>pokemona<text:s/>na određenom nivou. Što je nivo veći to je više<text:s/><text:span text:style-name="T235">XP</text:span><text:s/>potrebno da bi se prešao. Svaki trener, koji ima barem jednog pokemona,<text:s/>ima mogućnost da hrani svoje pokemone voćkicama i time poveća<text:s/><text:span text:style-name="T236">XP</text:span><text:span text:style-name="T237"><text:s/></text:span>određenog pokemona, a samim tim i pređe nivo.</text:p>
      <text:p text:style-name="P238"/>
      <text:h text:style-name="Heading3" text:outline-level="3"><text:bookmark-start text:name="_Toc33307507"/>Puštanje pokemona u divljinu<text:bookmark-end text:name="_Toc33307507"/></text:h>
      <text:p text:style-name="P239">Svaki trener,<text:s/><text:s/>koji ima barem jednog pokemona,<text:s/>ima mogućnost puštanja svog pokemona u divljinu<text:s/>i tada više ne može koristiti tog pokemona u daljoj igri, odnosno dati pokemon se briše sa profila trenera.</text:p>
      <text:p text:style-name="P240"/>
      <text:h text:style-name="Heading3" text:outline-level="3"><text:bookmark-start text:name="_Toc33307508"/>Kupovina u prodavnici<text:bookmark-end text:name="_Toc33307508"/></text:h>
      <text:p text:style-name="P241">Postoji prodavnica gde<text:s/>trener<text:s/>može<text:s/>kupiti voćkice i pokelopte. Plaća se pokekešom.</text:p>
      <text:p text:style-name="P242"/>
      <text:h text:style-name="Heading3" text:outline-level="3"><text:bookmark-start text:name="_Toc33307509"/>Borba sa divljim pokemonima i njihovo hvatanje<text:bookmark-end text:name="_Toc33307509"/></text:h>
      <text:p text:style-name="P243"><text:bookmark-start text:name="__RefHeading___Toc362_1547466128"/><text:bookmark-end text:name="__RefHeading___Toc362_1547466128"/>Svaki trener, koji ima barem jednog pokemona,<text:s/>ima mogućnost da se bori sa divljim pokemonima, prilikom čega bira tačno jednog pokemona za borbu.<text:s/>U borbi svaki pokemon ima svoje „životne poene“ (u daljem tekstu:<text:s/><text:span text:style-name="T244">HP</text:span>), njihova vrednost proporcionalno zavisi od nivoa i<text:s/><text:span text:style-name="T245">XP</text:span><text:s/>pokemona.<text:s/>Tokom<text:s/>borbe naizmenično se napadaju trenerov pokemon i divlji pokemon, pri čemu se na nasumičan način bira ko će prvi napasti. Svaki napad umanjuje<text:s/><text:span text:style-name="T246">HP</text:span><text:s/>protivničkog pokemona za određen iznos. Taj iznos zavisi kako od nivoa oba pokemona tako i od njihove vrste i faktora sreće (nasumična vrednost). Borba se završava kada jedan od pokemona izgubi<text:s/>sve svoje<text:s/><text:span text:style-name="T247">HP</text:span><text:s/>ili ukoliko trener pokuša hvatanje divljeg pokemona uz pomoć pokelopte. <text:s/></text:p>
      <text:soft-page-break/>
      <text:p text:style-name="P248">Hvatanje divljeg pokemona je moguće ukoliko trener poseduje barem jednu pokeloptu i ukoliko je<text:s/><text:span text:style-name="T249">HP</text:span><text:s/>divljeg pokemona ispod 50%. Verovatnoća da će trener uhvatiti divljeg pokemona je obrnuto proporcionalna količini preostalih<text:s/><text:span text:style-name="T250">HP</text:span><text:s/>divljeg pokemona. Trener gubi pokeloptu prilikom hvatanja, bez obzira na ishod.</text:p>
      <text:p text:style-name="P251">Ukoliko divlji pokemon prvi izgubi svoje<text:s/><text:span text:style-name="T252">HP</text:span>, tada trenerov pokemon dobija dodatne<text:s/><text:span text:style-name="T253">XP</text:span><text:s/>bodove, a trener dobija dodatni pokekeš. U suprotnom, ukoliko trenerov pokemon izgubi borbu, trener gubi određenu količinu pokekeša.<text:s/></text:p>
      <text:p text:style-name="P254"/>
      <text:h text:style-name="Heading3" text:outline-level="3"><text:bookmark-start text:name="__RefHeading___Toc364_1547466128"/><text:bookmark-start text:name="__RefHeading___Toc368_1547466128"/><text:bookmark-start text:name="_Toc33307510"/><text:bookmark-end text:name="__RefHeading___Toc364_1547466128"/><text:bookmark-end text:name="__RefHeading___Toc368_1547466128"/>Učestvovanje na turniru<text:bookmark-end text:name="_Toc33307510"/></text:h>
      <text:p text:style-name="P255">Svaki trener, koji ima barem tri pokemona, može se prijaviti na turnir ukoliko ispunjava osnovne zahteve tog turnira i ima dovoljno pokekeša za prijavu.<text:span text:style-name="T256"><text:s/></text:span>Nakon prijave,<text:s/>trener može da izabere i da izađe sa turnira, pri čemu gubi poene osvojene na turniru.<text:s/>Učesnik na turniru takođe može videti listu najboljih deset trenera, kao i svoju poziciju.</text:p>
      <text:p text:style-name="P257">Trener izborom opcije za borbu započinje meč. Meč na turniru se igra protiv nasumično izabranog učesnika turnira. Meč se se sastoji od tri borbe koje se vrše na isti način kao i protiv divljeg pokemona, s tim što<text:s/>nije moguće uhvatiti tuđeg pokemona. Učesnici meča biraju tri pokemona za meč, pri čemu se protivnikovi pokemoni nasumično biraju.<text:s/>Ako jedan trener osvoji bar dve borbe on je dobio meč. Ukoliko<text:s/>trener, koji je inicirao meč,<text:s/>pobedi, on<text:s/>dobija određeni broj poena za turnir<text:s/>i određenu sumu pokekeša, a njegovi pobednički pokemoni dobijaju<text:s/><text:span text:style-name="T258">XP</text:span>. Ukoliko izgubi, onda<text:s/>gubi određeni broj poena na turniru.<text:s/></text:p>
      <text:p text:style-name="P259">Ako nema drugih učesnika na turniru igrač<text:s/>ne može započeti borbu.<text:s/></text:p>
      <text:p text:style-name="P260">Svaki turnir ima određenu nagradu i datum kada se završava i dodeljuje nagrada pobedniku. Pobednik turnira je trener sa najviše osvojenih poena.<text:s/></text:p>
      <text:p text:style-name="P261"/>
      <text:h text:style-name="P262" text:outline-level="2"><text:bookmark-start text:name="_Toc33307511"/>Funkcionalnosti administratora<text:bookmark-end text:name="_Toc33307511"/></text:h>
      <text:h text:style-name="Heading3" text:outline-level="3"><text:bookmark-start text:name="__RefHeading___Toc370_1547466128"/><text:bookmark-start text:name="_Toc33307512"/><text:bookmark-end text:name="__RefHeading___Toc370_1547466128"/>Kreiranje turnira<text:bookmark-end text:name="_Toc33307512"/></text:h>
      <text:p text:style-name="P263">Administrator ima mogućnost kreiranja i brisanja turnira. Prilikom stvaranja turnira definiše: cenu prijave, datum kraja, nagradu, minimalni i maksimalni nivo koji pokemoni moraju zadovoljiti...<text:bookmark-start text:name="__RefHeading___Toc372_1547466128"/><text:bookmark-end text:name="__RefHeading___Toc372_1547466128"/></text:p>
      <text:h text:style-name="Heading3" text:outline-level="3"><text:bookmark-start text:name="_Toc33307513"/>Odobravanje/odbijanje učesnika turnira<text:bookmark-end text:name="_Toc33307513"/></text:h>
      <text:p text:style-name="P264">Administrator može prihvatiti ili<text:span text:style-name="T265"><text:s/>odbiti<text:s/></text:span><text:span text:style-name="T266">trenera koji se prijavio (platio prijavu) za turnir. U slučaju odbijanja, treneru se vraća plaćeni iznos.</text:span></text:p>
      <text:p text:style-name="P267"/>
      <text:p text:style-name="P268"/>
      <text:p text:style-name="P269"/>
      <text:h text:style-name="P270" text:outline-level="1"><text:bookmark-start text:name="__RefHeading___Toc374_1547466128"/><text:bookmark-start text:name="_Toc33307514"/><text:bookmark-end text:name="__RefHeading___Toc374_1547466128"/>Pretpostavke i ograničenja<text:bookmark-end text:name="_Toc33307514"/></text:h>
      <text:p text:style-name="P271"><text:tab/>Sistem mora da obezbedi sigurno čuvanje podataka vezanih za autorizaciju kako bi se izbegao neovlašćeni pristup sajtu. Ukoliko korisnik izgubi pristupne podatke, u mogućnosti je da zatraži povratak naloga dobijanjem mejla sa linkom za resetovanje lozinke.</text:p>
      <text:soft-page-break/>
      <text:p text:style-name="P272"><text:tab/>Uvodimo sledeća ograničenja, koja se tiču same igre:</text:p>
      <text:list text:style-name="LFO30" text:continue-numbering="true">
        <text:list-item>
          <text:p text:style-name="P273">trener u jednom trenutku može imati maksimalno 12 pokemona</text:p>
        </text:list-item>
        <text:list-item>
          <text:p text:style-name="P274">maksimalni nivo pokemona je 100</text:p>
        </text:list-item>
      </text:list>
      <text:p text:style-name="BodyText"/>
      <text:p text:style-name="BodyText"/>
      <text:h text:style-name="P275" text:outline-level="1"><text:bookmark-start text:name="__RefHeading___Toc376_1547466128"/><text:bookmark-start text:name="_Toc33307515"/><text:bookmark-end text:name="__RefHeading___Toc376_1547466128"/>Kvalitet<text:bookmark-end text:name="_Toc33307515"/></text:h>
      <text:p text:style-name="BodyText"><text:tab/>Potrebno je izvršiti testiranje metodom crne kutije svih gore navedenih funkcionalnosti. Potrebno je izvršiti i testiranje kapaciteta i brzine odziva i otpornosti na greške. Takođe, potrebno je posebnu pažnju posvetiti sprečavanju unosa malicioznog<text:s/><text:span text:style-name="T276">SQL</text:span><text:s/>koda tj. sprečavanje takozvanih<text:s/><text:span text:style-name="T277">SQL</text:span><text:s/>injekcija koji bi uništio bazu podataka.</text:p>
      <text:p text:style-name="BodyText"/>
      <text:p text:style-name="BodyText"/>
      <text:h text:style-name="P278" text:outline-level="1"><text:bookmark-start text:name="__RefHeading___Toc378_1547466128"/><text:bookmark-start text:name="_Toc33307516"/><text:bookmark-end text:name="__RefHeading___Toc378_1547466128"/>Nefunkcionalni zahtevi<text:bookmark-end text:name="_Toc33307516"/></text:h>
      <text:h text:style-name="P279" text:outline-level="2"><text:bookmark-start text:name="__RefHeading___Toc380_1547466128"/><text:bookmark-start text:name="_Toc33307517"/><text:bookmark-end text:name="__RefHeading___Toc380_1547466128"/>Sistemski zahtevi<text:bookmark-end text:name="_Toc33307517"/></text:h>
      <text:p text:style-name="BodyText"><text:tab/>Za funkcionisanje sistema, neophodno je da server ima instaliran modul za<text:s/><text:span text:style-name="T280">PHP</text:span><text:s/>kao i<text:s/><text:span text:style-name="T281">MySQL</text:span><text:s/>bazu podataka. Zbog korišćenja<text:s/><text:span text:style-name="T282">HTML</text:span><text:s/>tehnologije, neophodno je obezbediti kompatibilnost sa važnijim internet-pregledačima, i njihovim skorijim verzijama.</text:p>
      <text:p text:style-name="BodyText"/>
      <text:h text:style-name="P283" text:outline-level="2"><text:bookmark-start text:name="__RefHeading___Toc382_1547466128"/><text:bookmark-start text:name="_Toc33307518"/><text:bookmark-end text:name="__RefHeading___Toc382_1547466128"/>Ostali zahtevi<text:bookmark-end text:name="_Toc33307518"/></text:h>
      <text:p text:style-name="BodyText"><text:tab/>Sistem treba da pruži zadovoljavajuće performanse pri odzivu, kao i određenu vizuelnu dinamičnost strana.</text:p>
      <text:p text:style-name="BodyText"/>
      <text:p text:style-name="BodyText"/>
      <text:h text:style-name="P284" text:outline-level="1"><text:bookmark-start text:name="__RefHeading___Toc384_1547466128"/><text:bookmark-start text:name="_Toc33307519"/><text:bookmark-end text:name="__RefHeading___Toc384_1547466128"/>Zahtevi za korisničkom dokumentacijom<text:bookmark-end text:name="_Toc33307519"/></text:h>
      <text:p text:style-name="BodyText"><text:tab/>Potrebno je uputstvo za administratore za način autorizacije i pristupa formama za administraciju sistema i turnira. Biće potrebno detaljnije dokumentovati osnovne složene delove sistema, kako bi bila olakšana buduća nadogradnja. Potrebno je obezbediti niz manjih dokumenata u kojima će biti opisani načini korišćenja aplikacije, za svaku vrstu korisnika posebno.</text:p>
      <text:p text:style-name="BodyText"/>
      <text:p text:style-name="BodyText"/>
      <text:h text:style-name="P285" text:outline-level="1"><text:bookmark-start text:name="__RefHeading___Toc386_1547466128"/><text:bookmark-start text:name="_Toc33307520"/><text:bookmark-end text:name="__RefHeading___Toc386_1547466128"/><text:soft-page-break/>Plan i prioriteti<text:bookmark-end text:name="_Toc33307520"/></text:h>
      <text:p text:style-name="BodyText"><text:tab/>Primarno potrebno je obezbediti sledeće:</text:p>
      <text:list text:style-name="LFO29" text:continue-numbering="true">
        <text:list-item>
          <text:p text:style-name="P286">registracija<text:s/>korisnika</text:p>
        </text:list-item>
        <text:list-item>
          <text:p text:style-name="P287">autorizovanje korisnika</text:p>
        </text:list-item>
        <text:list-item>
          <text:p text:style-name="P288">formiranje turnira</text:p>
        </text:list-item>
        <text:list-item>
          <text:p text:style-name="P289">prijavljivanje na turnir</text:p>
        </text:list-item>
      </text:list>
      <text:p text:style-name="BodyText"><text:tab/>U narednim iteracijama je potrebno izraditi funkcionalnosti igranja samih igara: razgledanje pokedeksa i igranje igre pogađanja<text:s/>pokemona, kao i implementirati same borbe između igrača na turniru i divljih pokemon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text-align="center" fo:margin-top="0.0833in" fo:margin-bottom="0.1666in"/>
      <style:text-properties style:font-name-complex="Arial" fo:font-weight="bold" style:font-weight-asian="bold" style:font-weight-complex="bold" fo:text-transform="uppercase" style:letter-kerning="true"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text-align="center" fo:margin-top="0.1388in" fo:margin-bottom="0.0833in"/>
      <style:text-properties style:font-name-complex="Arial" fo:font-weight="bold" style:font-weight-asian="bold" style:font-weight-complex="bold" style:font-style-complex="italic" style:font-size-complex="14pt" fo:hyphenate="false"/>
    </style:style>
    <style:style style:name="Heading3" style:display-name="Heading 3" style:family="paragraph" style:parent-style-name="Normal" style:next-style-name="Normal" style:default-outline-level="3">
      <style:paragraph-properties fo:keep-with-next="always" fo:margin-top="0.0833in" fo:margin-bottom="0.0555in"/>
      <style:text-properties style:font-name-complex="Arial" fo:font-weight="bold" style:font-weight-asian="bold" style:font-weight-complex="bold" fo:font-style="italic" style:font-style-asian="italic" fo:font-size="11pt" style:font-size-asian="11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fo:hyphenate="fals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text-properties fo:font-size="12pt" style:font-size-asian="12pt" style:font-size-complex="12pt" fo:language="sr" fo:country="CS" fo:hyphenate="false"/>
    </style:style>
    <style:style style:name="DefaultParagraphFont" style:display-name="Default Paragraph Font" style:family="text"/>
    <style:style style:name="citat" style:display-name="citat" style:family="paragraph" style:parent-style-name="Normal">
      <style:paragraph-properties fo:margin-top="0.0833in" fo:margin-bottom="0.0833in" fo:margin-left="1.1812in" fo:margin-right="1.1812in">
        <style:tab-stops/>
      </style:paragraph-properties>
      <style:text-properties fo:font-size="10pt" style:font-size-asian="10pt" fo:hyphenate="false"/>
    </style:style>
    <style:style style:name="Tekst" style:display-name="Tekst" style:family="paragraph" style:parent-style-name="Normal">
      <style:paragraph-properties fo:text-align="justify" fo:margin-bottom="0.1666in" fo:line-height="0.1944in"/>
      <style:text-properties fo:hyphenate="false"/>
    </style:style>
    <style:style style:name="Caption" style:display-name="Caption" style:family="paragraph" style:parent-style-name="Normal" style:next-style-name="Normal">
      <style:text-properties fo:font-weight="bold" style:font-weight-asian="bold" style:font-weight-complex="bold" fo:font-size="10pt" style:font-size-asian="10pt" style:font-size-complex="10pt" fo:hyphenate="false"/>
    </style:style>
    <style:style style:name="StyleCaptionCentered" style:display-name="Style Caption + Centered" style:family="paragraph" style:parent-style-name="Caption" style:next-style-name="Caption">
      <style:paragraph-properties fo:text-align="center" fo:margin-bottom="0.1666in"/>
      <style:text-properties fo:hyphenate="false"/>
    </style:style>
    <style:style style:name="FootnoteText" style:display-name="Footnote Text" style:family="paragraph" style:parent-style-name="Normal">
      <style:paragraph-properties fo:text-align="justify" fo:margin-top="0.1666in" fo:margin-bottom="0.1666in" fo:text-indent="0.4923in"/>
      <style:text-properties fo:font-size="10pt" style:font-size-asian="10pt" style:font-size-complex="10pt" style:language-asian="sr" style:country-asian="CS" fo:hyphenate="false"/>
    </style:style>
    <style:style style:name="FootnoteTextChar" style:display-name="Footnote Text Char" style:family="text" style:parent-style-name="DefaultParagraphFont">
      <style:text-properties fo:language="sr" fo:country="CS" style:language-asian="sr" style:country-asian="CS" style:language-complex="ar" style:country-complex="SA"/>
    </style:style>
    <style:style style:name="FootnoteReference" style:display-name="Footnote Reference" style:family="text" style:parent-style-name="DefaultParagraphFont">
      <style:text-properties style:font-name-complex="Times New Roman" style:text-position="super 65%"/>
    </style:style>
    <style:style style:name="Naslovslike" style:display-name="Naslov slike" style:family="paragraph" style:parent-style-name="Caption">
      <style:paragraph-properties fo:text-align="center" fo:margin-bottom="0.1666in"/>
      <style:text-properties fo:hyphenate="false"/>
    </style:style>
    <style:style style:name="CaptionChar" style:display-name="Caption Char" style:family="text" style:parent-style-name="DefaultParagraphFont">
      <style:text-properties fo:font-weight="bold" style:font-weight-asian="bold" style:font-weight-complex="bold" fo:language="en" fo:country="US" style:language-asian="en" style:country-asian="US" style:language-complex="ar" style:country-complex="SA"/>
    </style:style>
    <style:style style:name="NaslovslikeChar" style:display-name="Naslov slike Char" style:family="text" style:parent-style-name="CaptionChar">
      <style:text-properties fo:font-weight="bold" style:font-weight-asian="bold" style:font-weight-complex="bold" fo:language="en" fo:country="US" style:language-asian="en" style:country-asian="US" style:language-complex="ar" style:country-complex="SA"/>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ageNumber" style:display-name="Page Numbe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style:text-properties fo:language="en" fo:country="US" fo:hyphenate="false"/>
    </style:style>
    <style:style style:name="TekstChar" style:display-name="Tekst Char" style:family="text" style:parent-style-name="DefaultParagraphFont">
      <style:text-properties fo:font-size="12pt" style:font-size-asian="12pt" style:font-size-complex="12pt" fo:language="sr" fo:country="CS"/>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TOC1" style:display-name="TOC 1" style:family="paragraph" style:parent-style-name="Normal" style:next-style-name="Normal" style:auto-update="true">
      <style:paragraph-properties fo:margin-top="0.0833in"/>
      <style:text-properties style:font-name="Calibri" fo:font-weight="bold" style:font-weight-asian="bold" fo:hyphenate="false"/>
    </style:style>
    <style:style style:name="TOC3" style:display-name="TOC 3" style:family="paragraph" style:parent-style-name="Normal" style:next-style-name="Normal" style:auto-update="true">
      <style:paragraph-properties fo:margin-left="0.3333in">
        <style:tab-stops/>
      </style:paragraph-properties>
      <style:text-properties style:font-name="Calibri" fo:font-size="11pt" style:font-size-asian="11pt" style:font-size-complex="11pt" fo:hyphenate="false"/>
    </style:style>
    <style:style style:name="TOC2" style:display-name="TOC 2" style:family="paragraph" style:parent-style-name="Normal" style:next-style-name="Normal" style:auto-update="true">
      <style:paragraph-properties fo:margin-left="0.1666in">
        <style:tab-stops/>
      </style:paragraph-properties>
      <style:text-properties style:font-name="Calibri" fo:font-weight="bold" style:font-weight-asian="bold" fo:font-size="11pt" style:font-size-asian="11pt" style:font-size-complex="11pt" fo:hyphenate="false"/>
    </style:style>
    <style:style style:name="TableofFigures" style:display-name="Table of Figures" style:family="paragraph" style:parent-style-name="Normal" style:next-style-name="Normal">
      <style:text-properties fo:hyphenate="false"/>
    </style:style>
    <style:style style:name="HTMLCite" style:display-name="HTML Cite" style:family="text" style:parent-style-name="DefaultParagraphFont">
      <style:text-properties fo:font-style="italic" style:font-style-asian="italic" style:font-style-complex="italic"/>
    </style:style>
    <style:style style:name="Default" style:display-name="Default" style:family="paragraph">
      <style:paragraph-properties style:text-autospace="none"/>
      <style:text-properties style:font-name="Arial" style:font-name-complex="Arial" fo:color="#000000" fo:font-size="12pt" style:font-size-asian="12pt" style:font-size-complex="12pt" fo:hyphenate="false"/>
    </style:style>
    <style:style style:name="long_text1" style:display-name="long_text1" style:family="text" style:parent-style-name="DefaultParagraphFont">
      <style:text-properties fo:font-size="9pt" style:font-size-asian="9pt" style:font-size-complex="9pt"/>
    </style:style>
    <style:style style:name="Heading2Char" style:display-name="Heading 2 Char" style:family="text" style:parent-style-name="DefaultParagraphFont">
      <style:text-properties style:font-name-complex="Arial" fo:font-weight="bold" style:font-weight-asian="bold" style:font-weight-complex="bold" style:font-style-complex="italic" fo:font-size="12pt" style:font-size-asian="12pt" style:font-size-complex="14pt" fo:language="sr" fo:country="CS" style:language-asian="en" style:country-asian="US" style:language-complex="ar" style:country-complex="SA"/>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sr" fo:country="CS"/>
    </style:style>
    <style:style style:name="FooterChar" style:display-name="Footer Char" style:family="text" style:parent-style-name="DefaultParagraphFont">
      <style:text-properties fo:font-size="12pt" style:font-size-asian="12pt" style:font-size-complex="12pt" fo:language="sr" fo:country="CS"/>
    </style:style>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TOCHeading" style:display-name="TOC Heading" style:family="paragraph" style:parent-style-name="Heading1" style:next-style-name="Normal">
      <style:paragraph-properties fo:keep-together="always" fo:break-before="auto" fo:text-align="start" fo:margin-top="0.3333in" fo:margin-bottom="0in" fo:line-height="115%"/>
      <style:text-properties style:font-name="Cambria" style:font-name-asian="MS Gothic" style:font-name-complex="Times New Roman" fo:text-transform="none" fo:color="#365F91" style:letter-kerning="false" style:font-size-complex="14pt" fo:language="en" fo:country="US" fo:hyphenate="false"/>
    </style:style>
    <style:style style:name="TOC4" style:display-name="TOC 4" style:family="paragraph" style:parent-style-name="Normal" style:next-style-name="Normal" style:auto-update="true">
      <style:paragraph-properties fo:margin-left="0.5in">
        <style:tab-stops/>
      </style:paragraph-properties>
      <style:text-properties style:font-name="Calibri" fo:font-size="10pt" style:font-size-asian="10pt" style:font-size-complex="10pt" fo:hyphenate="false"/>
    </style:style>
    <style:style style:name="TOC5" style:display-name="TOC 5" style:family="paragraph" style:parent-style-name="Normal" style:next-style-name="Normal" style:auto-update="true">
      <style:paragraph-properties fo:margin-left="0.6666in">
        <style:tab-stops/>
      </style:paragraph-properties>
      <style:text-properties style:font-name="Calibri" fo:font-size="10pt" style:font-size-asian="10pt" style:font-size-complex="10pt" fo:hyphenate="false"/>
    </style:style>
    <style:style style:name="TOC6" style:display-name="TOC 6" style:family="paragraph" style:parent-style-name="Normal" style:next-style-name="Normal" style:auto-update="true">
      <style:paragraph-properties fo:margin-left="0.8333in">
        <style:tab-stops/>
      </style:paragraph-properties>
      <style:text-properties style:font-name="Calibri" fo:font-size="10pt" style:font-size-asian="10pt" style:font-size-complex="10pt" fo:hyphenate="false"/>
    </style:style>
    <style:style style:name="TOC7" style:display-name="TOC 7" style:family="paragraph" style:parent-style-name="Normal" style:next-style-name="Normal" style:auto-update="true">
      <style:paragraph-properties fo:margin-left="1in">
        <style:tab-stops/>
      </style:paragraph-properties>
      <style:text-properties style:font-name="Calibri" fo:font-size="10pt" style:font-size-asian="10pt" style:font-size-complex="10pt" fo:hyphenate="false"/>
    </style:style>
    <style:style style:name="TOC8" style:display-name="TOC 8" style:family="paragraph" style:parent-style-name="Normal" style:next-style-name="Normal" style:auto-update="true">
      <style:paragraph-properties fo:margin-left="1.1666in">
        <style:tab-stops/>
      </style:paragraph-properties>
      <style:text-properties style:font-name="Calibri" fo:font-size="10pt" style:font-size-asian="10pt" style:font-size-complex="10pt" fo:hyphenate="false"/>
    </style:style>
    <style:style style:name="TOC9" style:display-name="TOC 9" style:family="paragraph" style:parent-style-name="Normal" style:next-style-name="Normal" style:auto-update="true">
      <style:paragraph-properties fo:margin-left="1.3333in">
        <style:tab-stops/>
      </style:paragraph-properties>
      <style:text-properties style:font-name="Calibri" fo:font-size="10pt" style:font-size-asian="10pt" style:font-size-complex="10pt" fo:hyphenate="false"/>
    </style:style>
    <style:style style:name="TableContents" style:display-name="Table Contents" style:family="paragraph" style:parent-style-name="Normal">
      <style:paragraph-properties text:number-lines="false"/>
      <style:text-properties style:font-name="Liberation Serif" style:font-name-asian="Noto Sans CJK SC" style:font-name-complex="Lohit Devanagari" style:letter-kerning="true" fo:language="en" fo:country="US" style:language-asian="zh" style:country-asian="CN" style:language-complex="hi" style:country-complex="IN" fo:hyphenate="false"/>
    </style:style>
    <style:style style:name="BodyText" style:display-name="Body Text" style:family="paragraph" style:parent-style-name="Normal">
      <style:paragraph-properties fo:text-align="justify" fo:margin-bottom="0.0972in" fo:line-height="115%"/>
      <style:text-properties style:font-name="Liberation Serif" style:font-name-asian="Noto Sans CJK SC" style:font-name-complex="Lohit Devanagari" style:letter-kerning="true" fo:language="sr" fo:country="RS" style:language-asian="zh" style:country-asian="CN" style:language-complex="hi" style:country-complex="IN" fo:hyphenate="false"/>
    </style:style>
    <style:style style:name="BodyTextChar" style:display-name="Body Text Char" style:family="text" style:parent-style-name="DefaultParagraphFont">
      <style:text-properties style:font-name="Liberation Serif" style:font-name-asian="Noto Sans CJK SC" style:font-name-complex="Lohit Devanagari" style:letter-kerning="true" fo:font-size="12pt" style:font-size-asian="12pt" style:font-size-complex="12pt" fo:language="sr" fo:country="RS" style:language-asian="zh" style:country-asian="CN" style:language-complex="hi" style:country-complex="IN"/>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2" style:num-format="1" text:display-levels="2">
        <style:list-level-properties text:space-before="0.25in" text:min-label-width="0.4in" text:list-level-position-and-space-mode="label-alignment">
          <style:list-level-label-alignment text:label-followed-by="listtab" fo:margin-left="0.65in" fo:text-indent="-0.4in"/>
        </style:list-level-properties>
      </text:outline-level-style>
      <text:outline-level-style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outline-level-style>
      <text:outline-level-style text:level="4" style:num-format="1" text:display-levels="4">
        <style:list-level-properties text:space-before="0.25in" text:min-label-width="0.6in" text:list-level-position-and-space-mode="label-alignment">
          <style:list-level-label-alignment text:label-followed-by="listtab" fo:margin-left="0.85in" fo:text-indent="-0.6in"/>
        </style:list-level-properties>
      </text:outline-level-style>
      <text:outline-level-style text:level="5" style:num-format="1" text:display-levels="5">
        <style:list-level-properties text:space-before="0.25in" text:min-label-width="0.7in" text:list-level-position-and-space-mode="label-alignment">
          <style:list-level-label-alignment text:label-followed-by="listtab" fo:margin-left="0.95in" fo:text-indent="-0.7in"/>
        </style:list-level-properties>
      </text:outline-level-style>
      <text:outline-level-style text:level="6" style:num-format="1" text:display-levels="6">
        <style:list-level-properties text:space-before="0.25in" text:min-label-width="0.8in" text:list-level-position-and-space-mode="label-alignment">
          <style:list-level-label-alignment text:label-followed-by="listtab" fo:margin-left="1.05in" fo:text-indent="-0.8in"/>
        </style:list-level-properties>
      </text:outline-level-style>
      <text:outline-level-style text:level="7" style:num-format="1" text:display-levels="7">
        <style:list-level-properties text:space-before="0.25in" text:min-label-width="0.9in" text:list-level-position-and-space-mode="label-alignment">
          <style:list-level-label-alignment text:label-followed-by="listtab" fo:margin-left="1.15in" fo:text-indent="-0.9in"/>
        </style:list-level-properties>
      </text:outline-level-style>
      <text:outline-level-style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outline-level-style>
      <text:outline-level-style text:level="9" style:num-format="1" text:display-levels="9">
        <style:list-level-properties text:space-before="0.25in" text:min-label-width="1.1in" text:list-level-position-and-space-mode="label-alignment">
          <style:list-level-label-alignment text:label-followed-by="listtab" fo:margin-left="1.35in" fo:text-indent="-1.1in"/>
        </style:list-level-properties>
      </text:outline-level-style>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23LVL1" style:family="text">
      <style:text-properties style:font-name="Times New Roman" style:font-name-asian="Times New Roman" style:font-name-complex="Times New Roman"/>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8LVL1" style:family="text">
      <style:text-properties style:font-name="Times New Roman" style:font-name-asian="Times New Roman" style:font-name-complex="Times New Roman"/>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30LVL1" style:family="text">
      <style:text-properties style:font-name="Liberation Serif" style:font-name-asian="Noto Sans CJK SC" style:font-name-complex="Lohit Devanagari"/>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a1"/>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25in" text:min-label-width="0.4in" text:list-level-position-and-space-mode="label-alignment">
          <style:list-level-label-alignment text:label-followed-by="listtab" fo:margin-left="0.65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6in" text:list-level-position-and-space-mode="label-alignment">
          <style:list-level-label-alignment text:label-followed-by="listtab" fo:margin-left="0.85in" fo:text-indent="-0.6in"/>
        </style:list-level-properties>
      </text:list-level-style-number>
      <text:list-level-style-number text:level="5" style:num-format="1" text:display-levels="5">
        <style:list-level-properties text:space-before="0.25in" text:min-label-width="0.7in" text:list-level-position-and-space-mode="label-alignment">
          <style:list-level-label-alignment text:label-followed-by="listtab" fo:margin-left="0.95in" fo:text-indent="-0.7in"/>
        </style:list-level-properties>
      </text:list-level-style-number>
      <text:list-level-style-number text:level="6" style:num-format="1" text:display-levels="6">
        <style:list-level-properties text:space-before="0.25in" text:min-label-width="0.8in" text:list-level-position-and-space-mode="label-alignment">
          <style:list-level-label-alignment text:label-followed-by="listtab" fo:margin-left="1.05in" fo:text-indent="-0.8in"/>
        </style:list-level-properties>
      </text:list-level-style-number>
      <text:list-level-style-number text:level="7" style:num-format="1" text:display-levels="7">
        <style:list-level-properties text:space-before="0.25in" text:min-label-width="0.9in" text:list-level-position-and-space-mode="label-alignment">
          <style:list-level-label-alignment text:label-followed-by="listtab" fo:margin-left="1.15in" fo:text-indent="-0.9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1in" text:list-level-position-and-space-mode="label-alignment">
          <style:list-level-label-alignment text:label-followed-by="listtab" fo:margin-left="1.35in" fo:text-indent="-1.1in"/>
        </style:list-level-properties>
      </text:list-level-style-number>
    </text:list-style>
    <text:list-style style:name="LFO4">
      <text:list-level-style-number text:level="1" style:num-suffix=".1.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1">
      <text:list-level-style-number text:level="1"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2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3">
      <text:list-level-style-bullet text:level="1" text:style-name="WW_CharLFO2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2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2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44in" style:print-orientation="portrait" fo:margin-top="0.5in" fo:margin-left="1.2479in" fo:margin-bottom="0.5in" fo:margin-right="1.2479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style:style style:name="P4" style:parent-style-name="Footer" style:family="paragraph">
      <style:paragraph-properties fo:text-align="center"/>
    </style:style>
    <style:style style:name="T5" style:parent-style-name="DefaultParagraphFont" style:family="text">
      <style:text-properties fo:language="uz" fo:country="UZ"/>
    </style:style>
    <style:style style:name="T6" style:parent-style-name="DefaultParagraphFont" style:family="text">
      <style:text-properties fo:language="sr" fo:country="RS"/>
    </style:style>
    <style:style style:name="T7" style:parent-style-name="DefaultParagraphFont" style:family="text">
      <style:text-properties fo:language="uz" fo:country="UZ"/>
    </style:style>
    <style:page-layout style:name="PL1">
      <style:page-layout-properties fo:page-width="8.2687in" fo:page-height="11.6944in" style:print-orientation="portrait" fo:margin-top="0.5in" fo:margin-left="0.7902in" fo:margin-bottom="0.5in" fo:margin-right="0.7902in" style:num-format="1" style:writing-mode="lr-tb">
        <style:footnote-sep style:width="0.007in" style:rel-width="33%" style:color="#000000" style:line-style="solid" style:adjustment="left"/>
      </style:page-layout-properties>
      <style:header-style>
        <style:header-footer-properties style:dynamic-spacing="true" fo:min-height="0.8701in"/>
      </style:header-style>
      <style:footer-style>
        <style:header-footer-properties style:dynamic-spacing="true" fo:min-height="0.6798in"/>
      </style:footer-style>
    </style:page-layout>
    <style:style style:name="P55" style:parent-style-name="Footer" style:family="paragraph">
      <style:paragraph-properties fo:text-align="center" fo:margin-right="0.25in"/>
      <style:text-properties fo:language="uz" fo:country="UZ"/>
    </style:style>
    <style:style style:name="F56" style:parent-style-name="a1" style:family="graphic">
      <style:graphic-properties style:wrap="parallel" draw:stroke="none" draw:fill="none" fo:border="none" fo:padding="0in" style:shadow="none" style:vertical-rel="paragraph" style:horizontal-rel="page-content" style:horizontal-pos="right" style:vertical-pos="from-top" style:writing-mode="lr-tb"/>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footer>
        <text:p text:style-name="P2"><text:span text:style-name="T3"><draw:frame draw:style-name="a0" draw:name="Picture 9" text:anchor-type="as-char" svg:x="0in" svg:y="0in" svg:width="0.98333in" svg:height="0.98333in" style:rel-width="scale" style:rel-height="scale"><draw:image xlink:href="media/image1.png" xlink:type="simple" xlink:show="embed" xlink:actuate="onLoad"/><svg:title/><svg:desc/></draw:frame></text:span></text:p>
        <text:p text:style-name="P4"><text:span text:style-name="T5">Београд</text:span>, 20<text:span text:style-name="T6">20</text:span><text:span text:style-name="T7">.</text:span></text:p>
      </style:footer>
    </style:master-page>
    <style:master-page style:name="MP1" style:page-layout-name="PL1">
      <style:footer>
        <text:p text:style-name="P55"><draw:frame draw:style-name="F56" text:anchor-type="paragraph" svg:y="0.0006in" draw:z-index="0"><draw:text-box fo:min-height="0in" fo:min-width="0in"><text:p text:style-name="Footer"><text:span text:style-name="PageNumber"><text:page-number text:fixed="false">23</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turski rad</dc:title>
    <dc:subject>Maturski rad</dc:subject>
    <meta:keyword>matura; maturski rad; treća; gimnazija; beograd</meta:keyword>
    <meta:initial-creator>Aleksandar Tasic</meta:initial-creator>
    <dc:creator>Natalija Mitic</dc:creator>
    <meta:creation-date>2020-02-22T22:48:00Z</meta:creation-date>
    <dc:date>2020-02-22T22:48:00Z</dc:date>
    <meta:print-date>2020-02-22T22:47:00Z</meta:print-date>
    <meta:template xlink:href="Normal.dotm" xlink:type="simple"/>
    <meta:editing-cycles>2</meta:editing-cycles>
    <meta:editing-duration>PT60S</meta:editing-duration>
    <meta:user-defined meta:name="Telephone Number">063/555-647</meta:user-defined>
    <meta:user-defined meta:name="Editor">Aleksandar Tasic</meta:user-defined>
    <meta:user-defined meta:name="Purpose">Prvi projektni zadatak</meta:user-defined>
    <meta:document-statistic meta:page-count="9" meta:paragraph-count="26" meta:word-count="1950" meta:character-count="13041" meta:row-count="92" meta:non-whitespace-character-count="11117"/>
  </office:meta>
</office:document-meta>
</file>